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5" style:family="table">
      <style:table-properties style:width="17cm" table:align="margins" style:writing-mode="lr-tb"/>
    </style:style>
    <style:style style:name="Таблица5.A" style:family="table-column">
      <style:table-column-properties style:column-width="8.5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3.007cm" fo:margin-left="7.068cm" table:align="left" style:writing-mode="lr-tb"/>
    </style:style>
    <style:style style:name="Таблица4.A" style:family="table-column">
      <style:table-column-properties style:column-width="3.007cm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1.7cm" style:rel-column-width="6553*"/>
    </style:style>
    <style:style style:name="Таблица3.J" style:family="table-column">
      <style:table-column-properties style:column-width="1.7cm" style:rel-column-width="655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J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J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1.7cm" style:rel-column-width="6553*"/>
    </style:style>
    <style:style style:name="Таблица1.J" style:family="table-column">
      <style:table-column-properties style:column-width="1.7cm" style:rel-column-width="655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J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000000" fo:background-color="#ffffff"/>
    </style:style>
    <style:style style:name="P2" style:family="paragraph" style:parent-style-name="Footer">
      <style:text-properties fo:language="ru" fo:country="RU"/>
    </style:style>
    <style:style style:name="P3" style:family="paragraph" style:parent-style-name="Standard">
      <style:text-properties style:font-name="Liberation Serif"/>
    </style:style>
    <style:style style:name="P4" style:family="paragraph" style:parent-style-name="Standard">
      <style:paragraph-properties fo:text-align="center" style:justify-single-word="false"/>
      <style:text-properties style:font-name="Liberation Serif"/>
    </style:style>
    <style:style style:name="P5" style:family="paragraph" style:parent-style-name="Standard">
      <style:text-properties style:font-name="Liberation Serif" fo:language="ru" fo:country="RU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style:font-name="Liberation Serif" fo:language="ru" fo:country="RU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8pt" fo:language="ru" fo:country="RU" style:font-size-asian="8pt" style:font-name-complex="Times New Roman1" style:font-size-complex="8pt"/>
    </style:style>
    <style:style style:name="P8" style:family="paragraph" style:parent-style-name="Standard">
      <style:text-properties style:font-name="Liberation Serif" fo:font-size="14pt" fo:language="ru" fo:country="RU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4pt" fo:language="ru" fo:country="RU" style:font-size-asian="14pt" style:font-name-complex="Times New Roman1" style:font-size-complex="14pt"/>
    </style:style>
    <style:style style:name="P10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Liberation Serif" fo:font-size="14pt" fo:language="ru" fo:country="RU" style:font-size-asian="14pt" style:font-name-complex="Times New Roman1" style:font-size-complex="14pt"/>
    </style:style>
    <style:style style:name="P11" style:family="paragraph" style:parent-style-name="Standard">
      <style:paragraph-properties>
        <style:tab-stops>
          <style:tab-stop style:position="8.5cm" style:type="center"/>
          <style:tab-stop style:position="11.218cm"/>
        </style:tab-stops>
      </style:paragraph-properties>
      <style:text-properties style:font-name="Liberation Serif" fo:font-size="14pt" fo:language="ru" fo:country="RU" style:font-size-asian="14pt" style:font-name-complex="Times New Roman1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4pt" fo:language="ru" fo:country="RU" style:font-size-asian="14pt" style:font-name-complex="Times New Roman1"/>
    </style:style>
    <style:style style:name="P13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Liberation Serif" fo:font-size="14pt" fo:language="ru" fo:country="RU" style:font-size-asian="14pt" style:font-name-complex="Times New Roman1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4pt" fo:language="ru" fo:country="RU" officeooo:rsid="00063706" officeooo:paragraph-rsid="00063706" style:font-size-asian="14pt" style:font-name-complex="Times New Roman1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4pt" fo:language="ru" fo:country="RU" fo:font-weight="bold" style:font-size-asian="14pt" style:font-weight-asian="bold" style:font-name-complex="Times New Roman1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6pt" fo:language="ru" fo:country="RU" fo:font-weight="bold" style:font-size-asian="16pt" style:font-weight-asian="bold" style:font-name-complex="Times New Roman1" style:font-size-complex="16pt"/>
    </style:style>
    <style:style style:name="P17" style:family="paragraph" style:parent-style-name="Standard">
      <style:text-properties style:font-name="Liberation Serif" officeooo:paragraph-rsid="0016b3d2"/>
    </style:style>
    <style:style style:name="P18" style:family="paragraph" style:parent-style-name="Standard">
      <style:text-properties style:font-name="Liberation Serif" officeooo:paragraph-rsid="00173556"/>
    </style:style>
    <style:style style:name="P19" style:family="paragraph" style:parent-style-name="Standard">
      <style:text-properties style:font-name="Liberation Serif" officeooo:paragraph-rsid="001c9ed4"/>
    </style:style>
    <style:style style:name="P20" style:family="paragraph" style:parent-style-name="Standard">
      <style:text-properties style:font-name="Liberation Serif" officeooo:paragraph-rsid="001d1092"/>
    </style:style>
    <style:style style:name="P21" style:family="paragraph" style:parent-style-name="Standard">
      <style:text-properties style:font-name="Liberation Serif" officeooo:paragraph-rsid="001f43c2"/>
    </style:style>
    <style:style style:name="P22" style:family="paragraph" style:parent-style-name="Standard">
      <style:text-properties style:font-name="Liberation Serif" officeooo:paragraph-rsid="0025418d"/>
    </style:style>
    <style:style style:name="P23" style:family="paragraph" style:parent-style-name="Standard">
      <style:text-properties style:font-name="Liberation Serif" officeooo:paragraph-rsid="000c2be0"/>
    </style:style>
    <style:style style:name="P24" style:family="paragraph" style:parent-style-name="Standard">
      <style:text-properties fo:color="#000000" style:font-name="Liberation Serif" fo:font-size="10pt" officeooo:paragraph-rsid="0016b3d2" style:font-size-asian="10pt"/>
    </style:style>
    <style:style style:name="P25" style:family="paragraph" style:parent-style-name="Standard">
      <style:text-properties fo:color="#000000" style:font-name="Liberation Serif" fo:font-size="10pt" officeooo:paragraph-rsid="00173556" style:font-size-asian="10pt"/>
    </style:style>
    <style:style style:name="P26" style:family="paragraph" style:parent-style-name="Standard">
      <style:text-properties fo:color="#000000" style:font-name="Liberation Serif" fo:font-size="10pt" officeooo:paragraph-rsid="001c9ed4" style:font-size-asian="10pt"/>
    </style:style>
    <style:style style:name="P27" style:family="paragraph" style:parent-style-name="Standard">
      <style:text-properties fo:color="#000000" style:font-name="Liberation Serif" fo:font-size="10pt" officeooo:paragraph-rsid="001f43c2" style:font-size-asian="10pt"/>
    </style:style>
    <style:style style:name="P28" style:family="paragraph" style:parent-style-name="Standard">
      <style:text-properties fo:color="#000000" style:font-name="Liberation Serif" fo:font-size="10pt" officeooo:paragraph-rsid="0025418d" style:font-size-asian="10pt"/>
    </style:style>
    <style:style style:name="P29" style:family="paragraph" style:parent-style-name="Standard">
      <style:text-properties fo:color="#000000" style:font-name="Liberation Serif" fo:font-size="10pt" officeooo:paragraph-rsid="00323be9" style:font-size-asian="10pt"/>
    </style:style>
    <style:style style:name="P30" style:family="paragraph" style:parent-style-name="Standard">
      <style:text-properties fo:color="#000000" style:font-name="Liberation Serif" fo:font-size="10pt" officeooo:paragraph-rsid="0033294e" style:font-size-asian="10pt"/>
    </style:style>
    <style:style style:name="P31" style:family="paragraph" style:parent-style-name="Standard">
      <style:text-properties fo:color="#000000" style:font-name="Courier New" fo:font-size="10pt" style:font-size-asian="10pt"/>
    </style:style>
    <style:style style:name="P32" style:family="paragraph" style:parent-style-name="Standard">
      <style:text-properties fo:color="#0000ff" style:font-name="Liberation Serif" fo:font-size="10pt" officeooo:paragraph-rsid="0016b3d2" style:font-size-asian="10pt"/>
    </style:style>
    <style:style style:name="P33" style:family="paragraph" style:parent-style-name="Standard">
      <style:text-properties fo:color="#0000ff" style:font-name="Liberation Serif" fo:font-size="10pt" officeooo:paragraph-rsid="00173556" style:font-size-asian="10pt"/>
    </style:style>
    <style:style style:name="P34" style:family="paragraph" style:parent-style-name="Standard">
      <style:text-properties fo:color="#0000ff" style:font-name="Liberation Serif" fo:font-size="10pt" fo:language="en" fo:country="US" fo:font-weight="normal" officeooo:paragraph-rsid="00173556" style:font-size-asian="10pt" style:font-weight-asian="normal" style:font-name-complex="Times New Roman1" style:font-size-complex="10pt" style:language-complex="ar" style:country-complex="SA" style:font-weight-complex="normal"/>
    </style:style>
    <style:style style:name="P35" style:family="paragraph" style:parent-style-name="Standard">
      <style:text-properties fo:color="#0000ff" style:font-name="Liberation Serif" fo:font-size="10pt" fo:language="en" fo:country="US" fo:font-weight="normal" officeooo:paragraph-rsid="001f43c2" style:font-size-asian="10pt" style:font-weight-asian="normal" style:font-name-complex="Times New Roman1" style:font-size-complex="10pt" style:language-complex="ar" style:country-complex="SA" style:font-weight-complex="normal"/>
    </style:style>
    <style:style style:name="P36" style:family="paragraph" style:parent-style-name="Standard">
      <style:text-properties fo:color="#0000ff" style:font-name="Liberation Serif" fo:font-size="10pt" fo:language="en" fo:country="US" fo:font-weight="normal" officeooo:paragraph-rsid="0033294e" style:font-size-asian="10pt" style:font-weight-asian="normal" style:font-name-complex="Times New Roman1" style:font-size-complex="10pt" style:language-complex="ar" style:country-complex="SA" style:font-weight-complex="normal"/>
    </style:style>
    <style:style style:name="P37" style:family="paragraph" style:parent-style-name="Standard">
      <style:text-properties fo:color="#0000ff" style:font-name="Courier New" fo:font-size="10pt" style:font-size-asian="10pt"/>
    </style:style>
    <style:style style:name="P38" style:family="paragraph" style:parent-style-name="Standard">
      <style:text-properties officeooo:paragraph-rsid="0012f4a2"/>
    </style:style>
    <style:style style:name="P3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Liberation Serif" fo:font-size="8pt" fo:language="ru" fo:country="RU" style:font-size-asian="8pt" style:font-name-complex="Times New Roman1" style:font-size-complex="8pt"/>
    </style:style>
    <style:style style:name="P40" style:family="paragraph" style:parent-style-name="Standard">
      <style:paragraph-properties fo:margin-left="1.08cm" fo:margin-right="0cm" fo:text-indent="0cm" style:auto-text-indent="false"/>
      <style:text-properties style:font-name="Liberation Serif" fo:font-size="14pt" fo:language="ru" fo:country="RU" style:font-size-asian="14pt" style:font-name-complex="Times New Roman1"/>
    </style:style>
    <style:style style:name="P41" style:family="paragraph" style:parent-style-name="Standard">
      <style:paragraph-properties fo:margin-left="0cm" fo:margin-right="0cm" fo:margin-top="0.624cm" fo:margin-bottom="0.201cm" loext:contextual-spacing="false" fo:text-align="start" style:justify-single-word="false" fo:text-indent="0cm" style:auto-text-indent="false"/>
      <style:text-properties officeooo:paragraph-rsid="0010f75b"/>
    </style:style>
    <style:style style:name="P42" style:family="paragraph" style:parent-style-name="Standard">
      <style:paragraph-properties fo:margin-left="0cm" fo:margin-right="0cm" fo:margin-top="0.624cm" fo:margin-bottom="0.201cm" loext:contextual-spacing="false" fo:text-align="start" style:justify-single-word="false" fo:text-indent="0cm" style:auto-text-indent="false"/>
      <style:text-properties fo:color="#0000ff" style:font-name="Courier New" fo:font-size="10pt" fo:language="ru" fo:country="RU" fo:font-weight="bold" officeooo:rsid="0002b3a5" officeooo:paragraph-rsid="0010f75b" style:font-size-asian="10pt" style:font-weight-asian="bold" style:font-name-complex="Times New Roman1" style:font-size-complex="10pt" style:language-complex="ar" style:country-complex="SA"/>
    </style:style>
    <style:style style:name="P43" style:family="paragraph" style:parent-style-name="Standard">
      <style:paragraph-properties fo:margin-left="0cm" fo:margin-right="0cm" fo:margin-top="0.423cm" fo:margin-bottom="0.302cm" loext:contextual-spacing="false" fo:text-align="start" style:justify-single-word="false" fo:text-indent="0cm" style:auto-text-indent="false"/>
      <style:text-properties fo:color="#0000ff" style:font-name="Liberation Serif" fo:font-size="10pt" fo:language="en" fo:country="US" fo:font-weight="normal" officeooo:paragraph-rsid="0016b3d2" style:font-size-asian="10pt" style:font-weight-asian="normal" style:font-name-complex="Times New Roman1" style:font-size-complex="10pt" style:language-complex="ar" style:country-complex="SA" style:font-weight-complex="normal"/>
    </style:style>
    <style:style style:name="P44" style:family="paragraph" style:parent-style-name="Table_20_Contents">
      <style:paragraph-properties fo:margin-left="0cm" fo:margin-right="0cm" fo:margin-top="0.423cm" fo:margin-bottom="0.302cm" loext:contextual-spacing="false" fo:text-align="start" style:justify-single-word="false" fo:text-indent="0cm" style:auto-text-indent="false"/>
      <style:text-properties fo:color="#000000" style:font-name="Liberation Serif" fo:font-size="10pt" fo:language="ru" fo:country="RU" fo:font-weight="bold" officeooo:rsid="0001244c" officeooo:paragraph-rsid="0016b3d2" style:font-size-asian="10pt" style:font-weight-asian="bold" style:font-name-complex="Times New Roman1" style:font-size-complex="10pt" style:language-complex="ar" style:country-complex="SA"/>
    </style:style>
    <style:style style:name="P45" style:family="paragraph" style:parent-style-name="Standard">
      <style:paragraph-properties fo:margin-left="0cm" fo:margin-right="0cm" fo:margin-top="0.524cm" fo:margin-bottom="0.101cm" loext:contextual-spacing="false" fo:text-align="center" style:justify-single-word="false" fo:text-indent="0cm" style:auto-text-indent="false"/>
      <style:text-properties fo:color="#666666" style:font-name="Liberation Serif" fo:language="en" fo:country="US" fo:font-weight="bold" officeooo:paragraph-rsid="00020fbc" style:font-weight-asian="bold" style:font-name-complex="Times New Roman1" style:font-size-complex="10pt" style:language-complex="ar" style:country-complex="SA"/>
    </style:style>
    <style:style style:name="P46" style:family="paragraph" style:parent-style-name="Standard">
      <style:paragraph-properties fo:margin-left="0cm" fo:margin-right="0cm" fo:margin-top="0.524cm" fo:margin-bottom="0.101cm" loext:contextual-spacing="false" fo:text-align="center" style:justify-single-word="false" fo:text-indent="0cm" style:auto-text-indent="false"/>
      <style:text-properties fo:color="#009900" style:font-name="Liberation Serif" fo:language="en" fo:country="US" fo:font-weight="bold" officeooo:paragraph-rsid="00063706" style:font-weight-asian="bold" style:font-name-complex="Times New Roman1" style:font-size-complex="10pt" style:language-complex="ar" style:country-complex="SA"/>
    </style:style>
    <style:style style:name="P47" style:family="paragraph" style:parent-style-name="Table_20_Contents">
      <style:paragraph-properties fo:margin-left="0cm" fo:margin-right="0cm" fo:margin-top="0.524cm" fo:margin-bottom="0.101cm" loext:contextual-spacing="false" fo:text-align="start" style:justify-single-word="false" fo:text-indent="0cm" style:auto-text-indent="false"/>
      <style:text-properties fo:color="#000000" style:font-name="Liberation Serif" fo:font-size="10pt" fo:language="ru" fo:country="RU" fo:font-weight="bold" officeooo:rsid="0001244c" officeooo:paragraph-rsid="001a419f" style:font-size-asian="10pt" style:font-weight-asian="bold" style:font-name-complex="Times New Roman1" style:font-size-complex="10pt" style:language-complex="ar" style:country-complex="SA"/>
    </style:style>
    <style:style style:name="P48" style:family="paragraph" style:parent-style-name="Standard">
      <style:paragraph-properties fo:margin-left="0cm" fo:margin-right="0cm" fo:margin-top="0.725cm" fo:margin-bottom="0.302cm" loext:contextual-spacing="false" fo:text-align="center" style:justify-single-word="false" fo:text-indent="0cm" style:auto-text-indent="false"/>
      <style:text-properties fo:color="#000000" style:font-name="Liberation Serif" officeooo:paragraph-rsid="0006c5ec"/>
    </style:style>
    <style:style style:name="P49" style:family="paragraph" style:parent-style-name="Standard">
      <style:paragraph-properties fo:margin-left="0cm" fo:margin-right="0cm" fo:margin-top="0.725cm" fo:margin-bottom="0.302cm" loext:contextual-spacing="false" fo:text-align="center" style:justify-single-word="false" fo:text-indent="0cm" style:auto-text-indent="false"/>
      <style:text-properties fo:color="#000000" style:font-name="Liberation Serif" fo:language="ru" fo:country="RU" officeooo:rsid="003d11b7" officeooo:paragraph-rsid="003d11b7"/>
    </style:style>
    <style:style style:name="P50" style:family="paragraph" style:parent-style-name="Standard">
      <style:paragraph-properties fo:margin-left="0cm" fo:margin-right="0cm" fo:margin-top="0.725cm" fo:margin-bottom="0.302cm" loext:contextual-spacing="false" fo:text-align="center" style:justify-single-word="false" fo:text-indent="0cm" style:auto-text-indent="false"/>
      <style:text-properties fo:color="#000000" style:font-name="Liberation Serif" fo:language="ru" fo:country="RU" officeooo:rsid="003d11b7" officeooo:paragraph-rsid="00406e16"/>
    </style:style>
    <style:style style:name="P51" style:family="paragraph" style:parent-style-name="Standard">
      <style:paragraph-properties fo:margin-left="0cm" fo:margin-right="0cm" fo:margin-top="0.725cm" fo:margin-bottom="0.302cm" loext:contextual-spacing="false" fo:text-align="center" style:justify-single-word="false" fo:text-indent="0cm" style:auto-text-indent="false"/>
      <style:text-properties fo:color="#000000" style:font-name="Liberation Serif" fo:language="ru" fo:country="RU" officeooo:rsid="003d11b7" officeooo:paragraph-rsid="00433571"/>
    </style:style>
    <style:style style:name="P52" style:family="paragraph" style:parent-style-name="Standard">
      <style:paragraph-properties fo:margin-left="0cm" fo:margin-right="0cm" fo:margin-top="0.725cm" fo:margin-bottom="0.302cm" loext:contextual-spacing="false" fo:text-align="center" style:justify-single-word="false" fo:text-indent="0cm" style:auto-text-indent="false"/>
      <style:text-properties fo:color="#000000" style:font-name="Liberation Serif" fo:language="ru" fo:country="RU" fo:font-weight="bold" officeooo:rsid="0002b3a5" officeooo:paragraph-rsid="0006c5ec" style:font-weight-asian="bold" style:font-name-complex="Times New Roman1" style:font-size-complex="10pt" style:language-complex="ar" style:country-complex="SA"/>
    </style:style>
    <style:style style:name="P53" style:family="paragraph" style:parent-style-name="Standard">
      <style:paragraph-properties fo:margin-left="0cm" fo:margin-right="0cm" fo:margin-top="0.725cm" fo:margin-bottom="0.302cm" loext:contextual-spacing="false" fo:text-align="center" style:justify-single-word="false" fo:text-indent="0cm" style:auto-text-indent="false"/>
      <style:text-properties fo:color="#000000" style:font-name="Liberation Serif" fo:language="ru" fo:country="RU" fo:font-weight="bold" officeooo:rsid="0035c1b5" officeooo:paragraph-rsid="0006c5ec" style:font-weight-asian="bold" style:font-name-complex="Times New Roman1" style:font-size-complex="10pt" style:language-complex="ar" style:country-complex="SA"/>
    </style:style>
    <style:style style:name="P54" style:family="paragraph" style:parent-style-name="Standard">
      <style:paragraph-properties fo:margin-left="0cm" fo:margin-right="0cm" fo:margin-top="0.725cm" fo:margin-bottom="0.302cm" loext:contextual-spacing="false" fo:text-align="center" style:justify-single-word="false" fo:text-indent="0cm" style:auto-text-indent="false"/>
      <style:text-properties fo:color="#000000" style:font-name="Liberation Serif" fo:language="ru" fo:country="RU" fo:font-weight="bold" officeooo:rsid="0035c1b5" officeooo:paragraph-rsid="00406e16" style:font-weight-asian="bold" style:font-name-complex="Times New Roman1" style:font-size-complex="10pt" style:language-complex="ar" style:country-complex="SA"/>
    </style:style>
    <style:style style:name="P55" style:family="paragraph" style:parent-style-name="Standard">
      <style:paragraph-properties fo:margin-left="0cm" fo:margin-right="0cm" fo:margin-top="0.725cm" fo:margin-bottom="0.302cm" loext:contextual-spacing="false" fo:text-align="center" style:justify-single-word="false" fo:text-indent="0cm" style:auto-text-indent="false"/>
      <style:text-properties fo:color="#000000" style:font-name="Liberation Serif" fo:language="ru" fo:country="RU" fo:font-weight="bold" officeooo:rsid="0035c1b5" officeooo:paragraph-rsid="00504991" style:font-weight-asian="bold" style:font-name-complex="Times New Roman1" style:font-size-complex="10pt" style:language-complex="ar" style:country-complex="SA"/>
    </style:style>
    <style:style style:name="P56" style:family="paragraph" style:parent-style-name="Standard">
      <style:paragraph-properties fo:margin-left="0cm" fo:margin-right="0cm" fo:margin-top="0.725cm" fo:margin-bottom="0.302cm" loext:contextual-spacing="false" fo:text-align="center" style:justify-single-word="false" fo:text-indent="0cm" style:auto-text-indent="false"/>
      <style:text-properties fo:color="#000000" style:font-name="Liberation Serif" fo:language="ru" fo:country="RU" fo:font-weight="bold" officeooo:rsid="003d11b7" officeooo:paragraph-rsid="003d11b7" style:font-weight-asian="bold" style:font-name-complex="Times New Roman1" style:font-size-complex="10pt" style:language-complex="ar" style:country-complex="SA"/>
    </style:style>
    <style:style style:name="P57" style:family="paragraph" style:parent-style-name="Standard">
      <style:paragraph-properties fo:margin-left="0cm" fo:margin-right="0cm" fo:margin-top="0.725cm" fo:margin-bottom="0.302cm" loext:contextual-spacing="false" fo:text-align="center" style:justify-single-word="false" fo:text-indent="0cm" style:auto-text-indent="false"/>
      <style:text-properties fo:color="#000000" style:font-name="Liberation Serif" officeooo:rsid="00520eb1" officeooo:paragraph-rsid="00520eb1"/>
    </style:style>
    <style:style style:name="P58" style:family="paragraph" style:parent-style-name="Standard">
      <style:paragraph-properties fo:margin-left="0cm" fo:margin-right="0cm" fo:margin-top="0.725cm" fo:margin-bottom="0.302cm" loext:contextual-spacing="false" fo:text-align="start" style:justify-single-word="false" fo:text-indent="0cm" style:auto-text-indent="false"/>
      <style:text-properties fo:color="#000000" style:font-name="Liberation Serif" fo:font-size="12pt" fo:language="en" fo:country="US" fo:font-weight="bold" officeooo:rsid="004b02d2" officeooo:paragraph-rsid="00520eb1" style:font-size-asian="12pt" style:font-weight-asian="bold" style:font-name-complex="Times New Roman1" style:font-size-complex="12pt" style:language-complex="ar" style:country-complex="SA" style:font-weight-complex="bold"/>
    </style:style>
    <style:style style:name="P59" style:family="paragraph" style:parent-style-name="Standard">
      <style:paragraph-properties fo:margin-left="0cm" fo:margin-right="0cm" fo:margin-top="0.725cm" fo:margin-bottom="0.302cm" loext:contextual-spacing="false" fo:text-align="center" style:justify-single-word="false" fo:text-indent="0cm" style:auto-text-indent="false"/>
      <style:text-properties fo:color="#000000" style:font-name="Liberation Serif" fo:language="en" fo:country="US" fo:font-weight="bold" officeooo:rsid="003d11b7" officeooo:paragraph-rsid="003d11b7" style:font-weight-asian="bold" style:font-name-complex="Times New Roman1" style:font-size-complex="10pt" style:language-complex="ar" style:country-complex="SA" style:font-weight-complex="bold"/>
    </style:style>
    <style:style style:name="P60" style:family="paragraph" style:parent-style-name="Standard">
      <style:paragraph-properties fo:margin-left="0cm" fo:margin-right="0cm" fo:margin-top="0.725cm" fo:margin-bottom="0.302cm" loext:contextual-spacing="false" fo:text-align="center" style:justify-single-word="false" fo:text-indent="0cm" style:auto-text-indent="false"/>
      <style:text-properties fo:color="#000000" style:font-name="Liberation Serif" fo:language="en" fo:country="US" fo:font-weight="bold" officeooo:rsid="0035c1b5" officeooo:paragraph-rsid="00433571" style:font-weight-asian="bold" style:font-name-complex="Times New Roman1" style:font-size-complex="10pt" style:language-complex="ar" style:country-complex="SA" style:font-weight-complex="normal"/>
    </style:style>
    <style:style style:name="P61" style:family="paragraph" style:parent-style-name="Text_20_body">
      <style:paragraph-properties fo:margin-top="0.494cm" fo:margin-bottom="0.494cm" loext:contextual-spacing="true" fo:text-align="center" style:justify-single-word="false" fo:orphans="2" fo:widows="2"/>
      <style:text-properties fo:font-variant="normal" fo:text-transform="none" fo:color="#000000" style:font-name="Liberation Serif" fo:font-size="12pt" fo:letter-spacing="normal" fo:language="en" fo:country="US" fo:font-style="normal" fo:font-weight="normal" officeooo:paragraph-rsid="00063706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margin-top="0.494cm" fo:margin-bottom="0.494cm" loext:contextual-spacing="true" fo:orphans="2" fo:widows="2"/>
      <style:text-properties fo:font-variant="normal" fo:text-transform="none" fo:color="#000000" style:font-name="Liberation Serif" fo:font-size="12pt" fo:letter-spacing="normal" fo:language="ru" fo:country="RU" fo:font-style="normal" fo:font-weight="normal" officeooo:paragraph-rsid="00063706" style:font-name-asian="Times New Roman1" style:font-size-asian="12pt" style:language-asian="ru" style:country-asian="RU" style:font-weight-asian="normal" style:font-name-complex="Times New Roman1" style:font-size-complex="12pt" style:language-complex="ar" style:country-complex="SA" style:font-weight-complex="normal"/>
    </style:style>
    <style:style style:name="P63" style:family="paragraph" style:parent-style-name="Text_20_body">
      <style:paragraph-properties fo:margin-top="0.494cm" fo:margin-bottom="0.494cm" loext:contextual-spacing="true" fo:text-align="start" style:justify-single-word="false" fo:orphans="2" fo:widows="2"/>
      <style:text-properties fo:font-variant="normal" fo:text-transform="none" fo:color="#000000" style:font-name="Liberation Serif" fo:font-size="12pt" fo:letter-spacing="normal" fo:language="ru" fo:country="RU" fo:font-style="normal" fo:font-weight="normal" officeooo:paragraph-rsid="00063706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margin-top="0.494cm" fo:margin-bottom="0.494cm" loext:contextual-spacing="true" fo:text-align="start" style:justify-single-word="false" fo:orphans="2" fo:widows="2"/>
      <style:text-properties fo:font-variant="normal" fo:text-transform="none" fo:color="#000000" style:font-name="Liberation Serif" fo:font-size="12pt" fo:letter-spacing="normal" fo:font-style="normal" fo:font-weight="normal" officeooo:paragraph-rsid="000f6dd8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margin-top="0.494cm" fo:margin-bottom="0.494cm" loext:contextual-spacing="true" fo:text-align="start" style:justify-single-word="false" fo:orphans="2" fo:widows="2"/>
      <style:text-properties fo:color="#000000" style:font-name="Liberation Serif" fo:language="en" fo:country="US" fo:font-weight="bold" officeooo:paragraph-rsid="000f6dd8" style:font-weight-asian="bold" style:font-name-complex="Times New Roman1" style:font-size-complex="10pt" style:language-complex="ar" style:country-complex="SA"/>
    </style:style>
    <style:style style:name="P66" style:family="paragraph" style:parent-style-name="Text_20_body">
      <style:paragraph-properties fo:margin-top="0.494cm" fo:margin-bottom="0.494cm" loext:contextual-spacing="true" fo:text-align="center" style:justify-single-word="false" fo:orphans="2" fo:widows="2"/>
      <style:text-properties fo:color="#000000" style:font-name="Liberation Serif" fo:language="ru" fo:country="RU" fo:font-weight="bold" officeooo:rsid="0016b3d2" officeooo:paragraph-rsid="0016b3d2" style:font-weight-asian="bold" style:font-name-complex="Times New Roman1" style:font-size-complex="10pt" style:language-complex="ar" style:country-complex="SA"/>
    </style:style>
    <style:style style:name="P67" style:family="paragraph" style:parent-style-name="Table_20_Contents">
      <style:paragraph-properties fo:margin-top="0.494cm" fo:margin-bottom="0.494cm" loext:contextual-spacing="true" fo:text-align="start" style:justify-single-word="false" fo:orphans="2" fo:widows="2"/>
      <style:text-properties fo:color="#000000" style:font-name="Liberation Serif" fo:language="ru" fo:country="RU" fo:font-weight="bold" officeooo:rsid="0016b3d2" officeooo:paragraph-rsid="0016b3d2" style:font-weight-asian="bold" style:font-name-complex="Times New Roman1" style:font-size-complex="10pt" style:language-complex="ar" style:country-complex="SA"/>
    </style:style>
    <style:style style:name="P68" style:family="paragraph" style:parent-style-name="Standard">
      <style:paragraph-properties fo:margin-top="0.494cm" fo:margin-bottom="0.494cm" loext:contextual-spacing="true" fo:text-align="start" style:justify-single-word="false" fo:orphans="2" fo:widows="2"/>
      <style:text-properties fo:color="#0000ff" style:font-name="Liberation Serif" fo:font-size="10pt" fo:language="ru" fo:country="RU" fo:font-weight="bold" officeooo:rsid="0016b3d2" officeooo:paragraph-rsid="0016b3d2" style:font-size-asian="10pt" style:font-weight-asian="bold" style:font-name-complex="Times New Roman1" style:font-size-complex="10pt" style:language-complex="ar" style:country-complex="SA"/>
    </style:style>
    <style:style style:name="P69" style:family="paragraph" style:parent-style-name="Table_20_Contents">
      <style:text-properties style:font-name="Liberation Serif" fo:font-size="10pt" officeooo:rsid="0043f067" officeooo:paragraph-rsid="0043f067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style:font-name="Liberation Serif" fo:font-size="11pt" officeooo:rsid="003afd75" officeooo:paragraph-rsid="003afd75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Liberation Serif" fo:font-size="11pt" officeooo:rsid="004280ce" officeooo:paragraph-rsid="004280ce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Liberation Serif" fo:font-size="11pt" fo:language="ru" fo:country="RU" fo:font-weight="bold" officeooo:rsid="003ce81b" officeooo:paragraph-rsid="003ce81b" style:font-size-asian="11pt" style:font-weight-asian="bold" style:font-size-complex="11pt" style:font-weight-complex="bold"/>
    </style:style>
    <style:style style:name="P73" style:family="paragraph" style:parent-style-name="Table_20_Contents">
      <style:text-properties style:font-name="Liberation Serif" fo:font-size="8pt" officeooo:rsid="00520eb1" officeooo:paragraph-rsid="00520eb1" style:font-size-asian="8pt" style:font-size-complex="8pt"/>
    </style:style>
    <style:style style:name="P74" style:family="paragraph" style:parent-style-name="Table_20_Contents">
      <style:paragraph-properties fo:text-align="center" style:justify-single-word="false"/>
      <style:text-properties style:font-name="Liberation Serif" fo:font-size="8pt" officeooo:rsid="00520eb1" officeooo:paragraph-rsid="00520eb1" style:font-size-asian="8pt" style:font-size-complex="8pt"/>
    </style:style>
    <style:style style:name="P75" style:family="paragraph" style:parent-style-name="Table_20_Contents">
      <style:text-properties style:font-name="Liberation Serif" fo:language="ru" fo:country="RU" fo:font-weight="bold" officeooo:rsid="0058cf9d" officeooo:paragraph-rsid="0058cf9d" style:font-weight-asian="bold" style:font-weight-complex="bold"/>
    </style:style>
    <style:style style:name="P76" style:family="paragraph" style:parent-style-name="Table_20_Contents">
      <style:text-properties style:font-name="Liberation Serif" fo:language="en" fo:country="US" officeooo:rsid="0058cf9d" officeooo:paragraph-rsid="0058cf9d"/>
    </style:style>
    <style:style style:name="P77" style:family="paragraph" style:parent-style-name="Text_20_body">
      <style:paragraph-properties fo:margin-top="0.695cm" fo:margin-bottom="0.695cm" loext:contextual-spacing="true" fo:orphans="2" fo:widows="2"/>
      <style:text-properties fo:font-variant="normal" fo:text-transform="none" fo:color="#000000" style:font-name="Liberation Serif" fo:font-size="12pt" fo:letter-spacing="normal" fo:language="en" fo:country="US" fo:font-style="normal" fo:font-weight="normal" officeooo:paragraph-rsid="00063706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0cm" fo:margin-right="0cm" fo:margin-top="0.524cm" fo:margin-bottom="0.101cm" loext:contextual-spacing="false" fo:text-align="center" style:justify-single-word="false" fo:text-indent="0cm" style:auto-text-indent="false"/>
      <style:text-properties fo:color="#009900" style:font-name="Liberation Serif" fo:language="en" fo:country="US" fo:font-weight="bold" officeooo:paragraph-rsid="00063706" style:font-weight-asian="bold" style:font-name-complex="Times New Roman1" style:font-size-complex="10pt" style:language-complex="ar" style:country-complex="SA"/>
    </style:style>
    <style:style style:name="P79" style:family="paragraph" style:parent-style-name="Standard">
      <style:paragraph-properties fo:margin-left="0cm" fo:margin-right="0cm" fo:margin-top="0.624cm" fo:margin-bottom="0.201cm" loext:contextual-spacing="false" fo:text-align="center" style:justify-single-word="false" fo:text-indent="0cm" style:auto-text-indent="false"/>
      <style:text-properties fo:color="#000000" style:font-name="Liberation Serif" fo:language="en" fo:country="US" fo:font-weight="bold" officeooo:paragraph-rsid="0010f75b" style:font-weight-asian="bold" style:font-name-complex="Times New Roman1"/>
    </style:style>
    <style:style style:name="P80" style:family="paragraph" style:parent-style-name="Standard">
      <style:paragraph-properties fo:margin-left="0cm" fo:margin-right="0cm" fo:margin-top="0.725cm" fo:margin-bottom="0.302cm" loext:contextual-spacing="false" fo:text-align="center" style:justify-single-word="false" fo:text-indent="0cm" style:auto-text-indent="false"/>
      <style:text-properties fo:color="#000000" style:font-name="Liberation Serif" fo:language="ru" fo:country="RU" fo:font-weight="bold" officeooo:rsid="0002b3a5" officeooo:paragraph-rsid="0006c5ec" style:font-weight-asian="bold" style:font-name-complex="Times New Roman1" style:font-size-complex="10pt" style:language-complex="ar" style:country-complex="SA"/>
    </style:style>
    <style:style style:name="P81" style:family="paragraph" style:parent-style-name="Text_20_body" style:master-page-name="First_20_Page">
      <style:paragraph-properties fo:margin-top="0cm" fo:margin-bottom="0cm" loext:contextual-spacing="false" style:page-number="1"/>
      <style:text-properties style:font-name="Liberation Serif"/>
    </style:style>
    <style:style style:name="P82" style:family="paragraph" style:parent-style-name="Text_20_body" style:list-style-name="WWNum5">
      <style:paragraph-properties fo:margin-top="0.494cm" fo:margin-bottom="0.494cm" loext:contextual-spacing="true" fo:orphans="2" fo:widows="2"/>
      <style:text-properties officeooo:paragraph-rsid="00063706"/>
    </style:style>
    <style:style style:name="P83" style:family="paragraph" style:parent-style-name="Text_20_body" style:list-style-name="WWNum5">
      <style:paragraph-properties fo:margin-top="0.494cm" fo:margin-bottom="0.494cm" loext:contextual-spacing="true" fo:orphans="2" fo:widows="2"/>
      <style:text-properties fo:font-variant="normal" fo:text-transform="none" fo:color="#000000" style:font-name="Liberation Serif" fo:font-size="12pt" fo:letter-spacing="normal" fo:font-style="normal" fo:font-weight="normal" officeooo:paragraph-rsid="000d7658" style:font-size-asian="12pt" style:font-weight-asian="normal" style:font-size-complex="12pt" style:font-weight-complex="normal"/>
    </style:style>
    <style:style style:name="P84" style:family="paragraph" style:parent-style-name="Text_20_body" style:list-style-name="WWNum5">
      <style:paragraph-properties fo:margin-top="0.494cm" fo:margin-bottom="0.494cm" loext:contextual-spacing="true" fo:text-align="start" style:justify-single-word="false" fo:orphans="2" fo:widows="2"/>
      <style:text-properties fo:font-variant="normal" fo:text-transform="none" fo:color="#000000" style:font-name="Liberation Serif" fo:font-size="12pt" fo:letter-spacing="normal" fo:font-style="normal" fo:font-weight="normal" officeooo:paragraph-rsid="00063706" style:font-size-asian="12pt" style:font-weight-asian="normal" style:font-size-complex="12pt" style:font-weight-complex="normal"/>
    </style:style>
    <style:style style:name="P85" style:family="paragraph" style:parent-style-name="Text_20_body" style:list-style-name="WWNum5">
      <style:paragraph-properties fo:margin-top="0.494cm" fo:margin-bottom="0.494cm" loext:contextual-spacing="true" fo:text-align="start" style:justify-single-word="false" fo:orphans="2" fo:widows="2"/>
      <style:text-properties fo:color="#000000" style:font-name="Liberation Serif" fo:font-size="12pt" fo:font-weight="normal" officeooo:paragraph-rsid="000f6dd8" style:font-size-asian="12pt" style:font-weight-asian="normal" style:font-size-complex="12pt" style:font-weight-complex="normal"/>
    </style:style>
    <style:style style:name="P86" style:family="paragraph" style:parent-style-name="Text_20_body" style:list-style-name="WWNum5">
      <style:paragraph-properties fo:margin-top="0.494cm" fo:margin-bottom="0.494cm" loext:contextual-spacing="true" fo:text-align="start" style:justify-single-word="false" fo:orphans="2" fo:widows="2"/>
      <style:text-properties style:font-name="Liberation Serif" officeooo:paragraph-rsid="000f6dd8"/>
    </style:style>
    <style:style style:name="P87" style:family="paragraph" style:parent-style-name="Text_20_body" style:list-style-name="WWNum5">
      <style:paragraph-properties fo:margin-top="0.695cm" fo:margin-bottom="0.695cm" loext:contextual-spacing="true" fo:orphans="2" fo:widows="2"/>
      <style:text-properties fo:font-variant="normal" fo:text-transform="none" fo:color="#000000" style:font-name="Liberation Serif" fo:font-size="12pt" fo:letter-spacing="normal" fo:font-style="normal" fo:font-weight="normal" officeooo:paragraph-rsid="00063706" style:font-size-asian="12pt" style:font-weight-asian="normal" style:font-size-complex="12pt" style:font-weight-complex="normal"/>
    </style:style>
    <style:style style:name="P88" style:family="paragraph" style:parent-style-name="Heading_20_1" style:list-style-name="WWNum3">
      <style:paragraph-properties fo:margin-left="0cm" fo:margin-right="0cm" fo:text-indent="1.251cm" style:auto-text-indent="false"/>
      <style:text-properties style:font-name="Liberation Serif" fo:language="ru" fo:country="RU" style:font-name-complex="Times New Roman1"/>
    </style:style>
    <style:style style:name="P89" style:family="paragraph" style:parent-style-name="Table_20_Contents">
      <style:text-properties fo:color="#000000" style:font-name="Liberation Serif" fo:font-size="10pt" officeooo:paragraph-rsid="00201d38" style:font-size-asian="10pt"/>
    </style:style>
    <style:style style:name="P90" style:family="paragraph" style:parent-style-name="Table_20_Contents">
      <style:paragraph-properties fo:margin-left="0cm" fo:margin-right="0cm" fo:margin-top="0.524cm" fo:margin-bottom="0.101cm" loext:contextual-spacing="false" fo:text-align="start" style:justify-single-word="false" fo:text-indent="0cm" style:auto-text-indent="false"/>
      <style:text-properties fo:color="#000000" style:font-name="Liberation Serif" fo:language="ru" fo:country="RU" fo:font-weight="bold" officeooo:paragraph-rsid="0026ed85" style:font-weight-asian="bold" style:font-name-complex="Times New Roman1" style:font-size-complex="10pt" style:language-complex="ar" style:country-complex="SA"/>
    </style:style>
    <style:style style:name="P91" style:family="paragraph" style:parent-style-name="lab-numbered-list-western" style:list-style-name="WWNum4"/>
    <style:style style:name="P92" style:family="paragraph" style:parent-style-name="lab-numbered-list-western" style:list-style-name="WWNum4">
      <style:text-properties style:font-name="Liberation Serif" officeooo:rsid="00063706"/>
    </style:style>
    <style:style style:name="P93" style:family="paragraph" style:parent-style-name="lab-numbered-list-western" style:list-style-name="WWNum4">
      <style:text-properties style:font-name="Liberation Serif"/>
    </style:style>
    <style:style style:name="P94" style:family="paragraph">
      <loext:graphic-properties draw:fill-color="#ffffff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complex="Times New Roman1"/>
    </style:style>
    <style:style style:name="T3" style:family="text">
      <style:text-properties fo:language="ru" fo:country="RU" fo:font-weight="bold" style:font-weight-asian="bold" style:font-name-complex="Times New Roman1" style:font-size-complex="10pt" style:language-complex="ar" style:country-complex="SA"/>
    </style:style>
    <style:style style:name="T4" style:family="text">
      <style:text-properties fo:language="ru" fo:country="RU" fo:font-weight="bold" officeooo:rsid="0002b3a5" style:font-weight-asian="bold" style:font-name-complex="Times New Roman1" style:font-size-complex="10pt" style:language-complex="ar" style:country-complex="SA"/>
    </style:style>
    <style:style style:name="T5" style:family="text">
      <style:text-properties fo:language="ru" fo:country="RU" fo:font-weight="bold" officeooo:rsid="0035c1b5" style:font-weight-asian="bold" style:font-name-complex="Times New Roman1" style:font-size-complex="10pt" style:language-complex="ar" style:country-complex="SA"/>
    </style:style>
    <style:style style:name="T6" style:family="text">
      <style:text-properties fo:language="ru" fo:country="RU" fo:font-weight="bold" officeooo:rsid="00063706" style:font-weight-asian="bold" style:font-weight-complex="bold"/>
    </style:style>
    <style:style style:name="T7" style:family="text">
      <style:text-properties fo:language="ru" fo:country="RU" officeooo:rsid="0010a24d"/>
    </style:style>
    <style:style style:name="T8" style:family="text">
      <style:text-properties fo:color="#000000"/>
    </style:style>
    <style:style style:name="T9" style:family="text">
      <style:text-properties fo:color="#000000" style:font-name="Courier New" fo:font-size="10pt" style:font-size-asian="10pt"/>
    </style:style>
    <style:style style:name="T10" style:family="text">
      <style:text-properties fo:color="#000000" fo:font-size="10pt" style:font-size-asian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name-complex="Times New Roman1" style:font-size-complex="10pt" style:language-complex="ar" style:country-complex="SA"/>
    </style:style>
    <style:style style:name="T13" style:family="text">
      <style:text-properties fo:font-weight="bold" officeooo:rsid="0035c1b5" style:font-weight-asian="bold" style:font-name-complex="Times New Roman1" style:font-size-complex="10pt" style:language-complex="ar" style:country-complex="SA"/>
    </style:style>
    <style:style style:name="T14" style:family="text">
      <style:text-properties fo:font-weight="bold" officeooo:rsid="00406e16" style:font-weight-asian="bold" style:font-name-complex="Times New Roman1" style:font-size-complex="10pt" style:language-complex="ar" style:country-complex="SA" style:font-weight-complex="bold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fo:language="en" fo:country="US" fo:font-weight="bold" officeooo:rsid="00063706" style:font-weight-asian="bold" style:font-weight-complex="bold"/>
    </style:style>
    <style:style style:name="T18" style:family="text">
      <style:text-properties fo:language="en" fo:country="US" fo:font-weight="bold" officeooo:rsid="0007ed30" style:font-weight-asian="bold" style:font-weight-complex="bold"/>
    </style:style>
    <style:style style:name="T19" style:family="text">
      <style:text-properties fo:language="en" fo:country="US" fo:font-weight="bold" style:font-weight-asian="bold" style:font-name-complex="Times New Roman1" style:font-size-complex="10pt" style:language-complex="ar" style:country-complex="SA"/>
    </style:style>
    <style:style style:name="T20" style:family="text">
      <style:text-properties fo:language="en" fo:country="US" fo:font-weight="bold" officeooo:rsid="0002b3a5" style:font-weight-asian="bold" style:font-name-complex="Times New Roman1" style:font-size-complex="10pt" style:language-complex="ar" style:country-complex="SA"/>
    </style:style>
    <style:style style:name="T21" style:family="text">
      <style:text-properties fo:language="en" fo:country="US" fo:font-weight="bold" officeooo:rsid="0035c1b5" style:font-weight-asian="bold" style:font-name-complex="Times New Roman1" style:font-size-complex="10pt" style:language-complex="ar" style:country-complex="SA"/>
    </style:style>
    <style:style style:name="T22" style:family="text">
      <style:text-properties fo:language="en" fo:country="US" fo:font-weight="bold" style:font-weight-asian="bold" style:font-name-complex="Times New Roman1" style:font-size-complex="10pt" style:language-complex="ar" style:country-complex="SA" style:font-weight-complex="bold"/>
    </style:style>
    <style:style style:name="T23" style:family="text">
      <style:text-properties fo:language="en" fo:country="US" fo:font-weight="bold" officeooo:rsid="00406e16" style:font-weight-asian="bold" style:font-name-complex="Times New Roman1" style:font-size-complex="10pt" style:language-complex="ar" style:country-complex="SA" style:font-weight-complex="bold"/>
    </style:style>
    <style:style style:name="T24" style:family="text">
      <style:text-properties fo:language="en" fo:country="US" fo:font-weight="bold" officeooo:rsid="00433571" style:font-weight-asian="bold" style:font-name-complex="Times New Roman1" style:font-size-complex="10pt" style:language-complex="ar" style:country-complex="SA" style:font-weight-complex="bold"/>
    </style:style>
    <style:style style:name="T25" style:family="text">
      <style:text-properties fo:language="en" fo:country="US" fo:font-weight="bold" officeooo:rsid="0035c1b5" style:font-weight-asian="bold" style:font-name-complex="Times New Roman1" style:font-size-complex="10pt" style:language-complex="ar" style:country-complex="SA" style:font-weight-complex="normal"/>
    </style:style>
    <style:style style:name="T26" style:family="text">
      <style:text-properties fo:language="en" fo:country="US" fo:font-weight="bold" officeooo:rsid="0007ed30" style:font-weight-asian="bold" style:font-size-complex="10pt" style:font-weight-complex="bold"/>
    </style:style>
    <style:style style:name="T27" style:family="text">
      <style:text-properties fo:language="en" fo:country="US" fo:font-weight="bold" officeooo:rsid="0001244c" style:font-weight-asian="bold" style:font-size-complex="10pt" style:font-weight-complex="bold"/>
    </style:style>
    <style:style style:name="T28" style:family="text">
      <style:text-properties fo:language="en" fo:country="US" fo:font-weight="bold" officeooo:rsid="00063706" style:font-weight-asian="bold" style:font-size-complex="10pt" style:font-weight-complex="bold"/>
    </style:style>
    <style:style style:name="T29" style:family="text">
      <style:text-properties fo:language="en" fo:country="US" officeooo:rsid="00063706"/>
    </style:style>
    <style:style style:name="T30" style:family="text">
      <style:text-properties fo:language="en" fo:country="US" style:font-weight-complex="bold"/>
    </style:style>
    <style:style style:name="T31" style:family="text">
      <style:text-properties fo:language="en" fo:country="US" officeooo:rsid="00063706" style:font-weight-complex="bold"/>
    </style:style>
    <style:style style:name="T32" style:family="text">
      <style:text-properties fo:color="#a020f0" style:font-name="Courier New" fo:font-size="10pt" style:font-size-asian="10pt"/>
    </style:style>
    <style:style style:name="T33" style:family="text">
      <style:text-properties fo:color="#a020f0" fo:font-size="10pt" style:font-size-asian="10pt"/>
    </style:style>
    <style:style style:name="T34" style:family="text">
      <style:text-properties fo:font-size="14pt" fo:language="ru" fo:country="RU" style:font-size-asian="14pt" style:font-name-complex="Times New Roman1"/>
    </style:style>
    <style:style style:name="T35" style:family="text">
      <style:text-properties fo:font-size="14pt" fo:language="ru" fo:country="RU" style:font-size-asian="14pt" style:font-name-complex="Times New Roman1" style:font-size-complex="14pt"/>
    </style:style>
    <style:style style:name="T36" style:family="text">
      <style:text-properties fo:font-size="14pt" fo:language="ru" fo:country="RU" officeooo:rsid="000b344c" style:font-size-asian="14pt" style:font-name-complex="Times New Roman1" style:font-size-complex="14pt"/>
    </style:style>
    <style:style style:name="T37" style:family="text">
      <style:text-properties fo:font-size="14pt" style:font-size-asian="14pt" style:font-name-complex="Times New Roman1" style:font-size-complex="14pt"/>
    </style:style>
    <style:style style:name="T38" style:family="text">
      <style:text-properties fo:color="#0000ff" style:font-name="Courier New" fo:font-size="10pt" style:font-size-asian="10pt"/>
    </style:style>
    <style:style style:name="T39" style:family="text">
      <style:text-properties fo:color="#0000ff" fo:font-size="10pt" style:font-size-asian="10pt"/>
    </style:style>
    <style:style style:name="T40" style:family="text">
      <style:text-properties fo:font-variant="normal" fo:text-transform="none" fo:letter-spacing="normal" fo:font-style="normal"/>
    </style:style>
    <style:style style:name="T4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2" style:family="text">
      <style:text-properties fo:font-variant="normal" fo:text-transform="none" fo:color="#000000" style:font-name="Liberation Serif" fo:font-size="12pt" fo:letter-spacing="normal" fo:language="ru" fo:country="RU" fo:font-style="normal" fo:font-weight="normal" style:font-name-asian="Times New Roman1" style:font-size-asian="12pt" style:language-asian="ru" style:country-asian="RU" style:font-weight-asian="normal" style:font-name-complex="Times New Roman1" style:font-size-complex="12pt" style:language-complex="ar" style:country-complex="SA" style:font-weight-complex="normal"/>
    </style:style>
    <style:style style:name="T43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style:font-name-asian="Times New Roman1" style:font-size-asian="12pt" style:language-asian="ru" style:country-asian="RU" style:font-weight-asian="normal" style:font-name-complex="Times New Roman1" style:font-size-complex="12pt" style:language-complex="ar" style:country-complex="SA" style:font-weight-complex="normal"/>
    </style:style>
    <style:style style:name="T44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 style:font-weight-complex="bold"/>
    </style:style>
    <style:style style:name="T45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0000" fo:font-size="12pt" fo:letter-spacing="normal" fo:font-style="normal" fo:font-weight="bold" style:font-size-asian="12pt" style:font-weight-asian="bold" style:font-size-complex="12pt" style:font-weight-complex="bold"/>
    </style:style>
    <style:style style:name="T47" style:family="text">
      <style:text-properties fo:color="#228b22"/>
    </style:style>
    <style:style style:name="T48" style:family="text">
      <style:text-properties fo:color="#228b22" style:font-name="Courier New" fo:font-size="10pt" style:font-size-asian="10pt"/>
    </style:style>
    <style:style style:name="T49" style:family="text">
      <style:text-properties fo:color="#228b22" style:font-name="Courier New" fo:font-size="10pt" fo:language="en" fo:country="US" fo:font-weight="bold" officeooo:rsid="0012f4a2" style:font-size-asian="10pt" style:font-weight-asian="bold" style:font-name-complex="Times New Roman1" style:font-size-complex="10pt" style:language-complex="ar" style:country-complex="SA"/>
    </style:style>
    <style:style style:name="T50" style:family="text">
      <style:text-properties fo:color="#228b22" style:font-name="Courier New" fo:font-size="10pt" fo:language="ru" fo:country="RU" fo:font-weight="bold" officeooo:rsid="0002b3a5" style:font-size-asian="10pt" style:font-weight-asian="bold" style:font-name-complex="Times New Roman1" style:font-size-complex="10pt" style:language-complex="ar" style:country-complex="SA"/>
    </style:style>
    <style:style style:name="T51" style:family="text">
      <style:text-properties fo:color="#228b22" fo:font-size="10pt" style:font-size-asian="10pt"/>
    </style:style>
    <style:style style:name="T52" style:family="text">
      <style:text-properties fo:color="#228b22" fo:font-size="10pt" officeooo:rsid="002f4cde" style:font-size-asian="10pt"/>
    </style:style>
    <style:style style:name="T53" style:family="text">
      <style:text-properties fo:color="#228b22" fo:font-size="10pt" fo:font-weight="bold" style:font-size-asian="10pt" style:font-weight-asian="bold" style:font-weight-complex="bold"/>
    </style:style>
    <style:style style:name="T54" style:family="text">
      <style:text-properties fo:color="#228b22" fo:font-size="10pt" fo:language="ru" fo:country="RU" style:font-size-asian="10pt"/>
    </style:style>
    <style:style style:name="T55" style:family="text">
      <style:text-properties fo:color="#228b22" fo:font-size="10pt" fo:language="ru" fo:country="RU" officeooo:rsid="002d71a9" style:font-size-asian="10pt"/>
    </style:style>
    <style:style style:name="T56" style:family="text">
      <style:text-properties fo:color="#228b22" fo:font-size="10pt" fo:language="ru" fo:country="RU" officeooo:rsid="002f4cde" style:font-size-asian="10pt"/>
    </style:style>
    <style:style style:name="T57" style:family="text">
      <style:text-properties fo:color="#228b22" fo:font-size="10pt" fo:language="ru" fo:country="RU" officeooo:rsid="0030aa60" style:font-size-asian="10pt"/>
    </style:style>
    <style:style style:name="T58" style:family="text">
      <style:text-properties fo:color="#228b22" fo:font-size="10pt" fo:language="ru" fo:country="RU" officeooo:rsid="00314960" style:font-size-asian="10pt"/>
    </style:style>
    <style:style style:name="T59" style:family="text">
      <style:text-properties fo:color="#228b22" fo:font-size="10pt" fo:language="ru" fo:country="RU" officeooo:rsid="00323be9" style:font-size-asian="10pt"/>
    </style:style>
    <style:style style:name="T60" style:family="text">
      <style:text-properties fo:color="#228b22" fo:font-size="10pt" fo:language="ru" fo:country="RU" fo:font-weight="normal" officeooo:rsid="002f4cde" style:font-size-asian="10pt" style:font-weight-asian="normal" style:font-weight-complex="normal"/>
    </style:style>
    <style:style style:name="T61" style:family="text">
      <style:text-properties fo:color="#228b22" fo:font-size="10pt" fo:language="en" fo:country="US" officeooo:rsid="002d71a9" style:font-size-asian="10pt"/>
    </style:style>
    <style:style style:name="T62" style:family="text">
      <style:text-properties fo:color="#228b22" fo:language="ru" fo:country="RU" officeooo:rsid="002f4cde"/>
    </style:style>
    <style:style style:name="T63" style:family="text">
      <style:text-properties fo:color="#228b22" fo:language="ru" fo:country="RU" officeooo:rsid="00323be9"/>
    </style:style>
    <style:style style:name="T64" style:family="text">
      <style:text-properties fo:color="#228b22" fo:language="ru" fo:country="RU" officeooo:rsid="0033294e"/>
    </style:style>
    <style:style style:name="T65" style:family="text">
      <style:text-properties fo:color="#228b22" fo:language="en" fo:country="US" fo:font-weight="bold" officeooo:rsid="002f4cde" style:font-weight-asian="bold" style:font-weight-complex="bold"/>
    </style:style>
    <style:style style:name="T66" style:family="text">
      <style:text-properties fo:font-size="10pt" fo:language="en" fo:country="US" officeooo:rsid="0001244c" style:font-size-asian="10pt" style:font-weight-complex="bold"/>
    </style:style>
    <style:style style:name="T67" style:family="text">
      <style:text-properties fo:font-size="10pt" fo:language="en" fo:country="US" officeooo:rsid="00063706" style:font-size-asian="10pt" style:font-weight-complex="bold"/>
    </style:style>
    <style:style style:name="T68" style:family="text">
      <style:text-properties fo:font-size="10pt" officeooo:rsid="00063706" style:font-size-asian="10pt" style:font-weight-complex="bold"/>
    </style:style>
    <style:style style:name="T69" style:family="text">
      <style:text-properties officeooo:rsid="000983c7"/>
    </style:style>
    <style:style style:name="T70" style:family="text">
      <style:text-properties officeooo:rsid="000b344c"/>
    </style:style>
    <style:style style:name="T71" style:family="text">
      <style:text-properties style:font-name="Liberation Serif"/>
    </style:style>
    <style:style style:name="T72" style:family="text">
      <style:text-properties style:font-name="Liberation Serif" officeooo:rsid="00063706"/>
    </style:style>
    <style:style style:name="T73" style:family="text">
      <style:text-properties officeooo:rsid="00063706" style:font-weight-complex="bold"/>
    </style:style>
    <style:style style:name="T74" style:family="text">
      <style:text-properties officeooo:rsid="003e7665"/>
    </style:style>
    <style:style style:name="T75" style:family="text">
      <style:text-properties officeooo:rsid="0053aecd"/>
    </style:style>
    <style:style style:name="T76" style:family="text">
      <style:text-properties officeooo:rsid="00606a6b"/>
    </style:style>
    <style:style style:name="T77" style:family="text">
      <style:text-properties officeooo:rsid="0010a24d"/>
    </style:style>
    <style:style style:name="gr1" style:family="graphic">
      <style:graphic-properties draw:fill-color="#ffffff" draw:textarea-horizontal-align="justify" draw:textarea-vertical-align="middle" draw:auto-grow-height="false" fo:min-height="2.531cm" fo:min-width="17.20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2.344cm" fo:min-width="17.04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10.897cm" fo:min-width="17.35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13.116cm" fo:min-width="17.32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11.994cm" fo:min-width="17.42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15.134cm" fo:min-width="17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/>
      <text:p text:style-name="P9">Федеральное государственное автономное</text:p>
      <text:p text:style-name="P9">образовательное учреждение</text:p>
      <text:p text:style-name="P9">высшего образования</text:p>
      <text:p text:style-name="P9">«СИБИРСКИЙ ФЕДЕРАЛЬНЫЙ УНИВЕРСИТЕТ»</text:p>
      <text:p text:style-name="P39"/>
      <text:p text:style-name="P9">Институт космических и информационных технологий</text:p>
      <text:p text:style-name="P6"/>
      <text:p text:style-name="P9">Кафедра вычислительной техники</text:p>
      <text:p text:style-name="P6"/>
      <text:p text:style-name="P7"/>
      <text:p text:style-name="P9"/>
      <text:p text:style-name="P9"/>
      <text:p text:style-name="P9"/>
      <text:p text:style-name="P9"/>
      <text:p text:style-name="P9"/>
      <text:p text:style-name="P7"/>
      <text:p text:style-name="P15"><text:tab/><text:tab/><text:tab/><text:tab/></text:p>
      <text:p text:style-name="P16">ОТЧЕТ ПО ЛАБОРАТОРНОЙ РАБОТЕ №<text:span text:style-name="T29">7</text:span></text:p>
      <text:p text:style-name="P16"/>
      <text:p text:style-name="P14">Перевод чисел между системами счисления</text:p>
      <text:p text:style-name="P9"/>
      <text:p text:style-name="P11"/>
      <text:p text:style-name="P12"/>
      <text:p text:style-name="P13"/>
      <text:p text:style-name="P13"/>
      <text:p text:style-name="P10"/>
      <text:p text:style-name="P10"/>
      <text:p text:style-name="P10"/>
      <text:p text:style-name="P10"/>
      <text:p text:style-name="P10"/>
      <text:p text:style-name="P8"/>
      <text:p text:style-name="P8"/>
      <text:p text:style-name="P8"/>
      <text:p text:style-name="P23"><text:span text:style-name="T34"><text:s text:c="2"/>Преподаватель</text:span><text:span text:style-name="T35"> <text:s text:c="42"/></text:span><text:span text:style-name="T36">18.05.2016</text:span><text:span text:style-name="T35"> <text:s text:c="16"/>Пушкарев К.В</text:span></text:p>
      <text:p text:style-name="P3"><text:span text:style-name="T35"><text:s text:c="70"/></text:span><text:span text:style-name="T2">подпись, дата <text:s text:c="17"/>инициалы, фамилия</text:span></text:p>
      <text:p text:style-name="P5"/>
      <text:p text:style-name="P8"><text:s text:c="2"/>Студент <text:s/><text:span text:style-name="T76">КИ15-08Б<text:tab/><text:tab/><text:tab/> <text:s text:c="2"/></text:span><text:s text:c="5"/><text:span text:style-name="T70">18.05.2016</text:span> <text:s text:c="16"/><text:span text:style-name="T69">Войченко</text:span> <text:span text:style-name="T69">В.В.</text:span></text:p>
      <text:p text:style-name="P5"><text:tab/><text:tab/><text:tab/><text:tab/><text:tab/><text:tab/> <text:s text:c="9"/>подпись, дата <text:s text:c="17"/>инициалы, фамилия</text:p>
      <text:p text:style-name="P40"/>
      <text:p text:style-name="P12"/>
      <text:p text:style-name="P12"/>
      <text:p text:style-name="P12"/>
      <text:p text:style-name="P12"/>
      <text:p text:style-name="P12"/>
      <text:p text:style-name="P12"/>
      <text:p text:style-name="P4"><text:span text:style-name="T37">Красноярск 201</text:span><text:span text:style-name="T35">6</text:span></text:p>
      <text:list xml:id="list6051398435559033048" text:style-name="WWNum3">
        <text:list-header>
          <text:h text:style-name="P88" text:outline-level="1"><text:bookmark text:name="yui_3_17_2_2_1443254178856_138"/><text:soft-page-break/>Цели работы</text:h>
        </text:list-header>
      </text:list>
      <text:list xml:id="list1831520921778242235" text:style-name="WWNum4">
        <text:list-item>
          <text:p text:style-name="P91"><text:span text:style-name="T72">Изучение позиционных систем счисления</text:span><text:span text:style-name="T71">.</text:span></text:p>
        </text:list-item>
        <text:list-item>
          <text:p text:style-name="P92">Изучение алгоритма перевода чисел между позиционными системами счисления.</text:p>
        </text:list-item>
        <text:list-item>
          <text:p text:style-name="P93">Получение навыков работы со строками в MATLAB.</text:p>
        </text:list-item>
      </text:list>
      <text:list xml:id="list164440054080276" text:continue-list="list6051398435559033048" text:style-name="WWNum3">
        <text:list-header>
          <text:h text:style-name="P88" text:outline-level="1">Задания</text:h>
        </text:list-header>
      </text:list>
      <text:list xml:id="list6953769516738208855" text:style-name="WWNum5">
        <text:list-item>
          <text:p text:style-name="P82"><text:bookmark text:name="yui_3_17_2_2_1461657521113_154"/><text:bookmark text:name="yui_3_17_2_2_1461657521113_153"/><text:bookmark text:name="yui_3_17_2_2_1461657521113_152"/><text:span text:style-name="T42">Написать функцию </text:span><text:span text:style-name="T44">num2dig</text:span><text:bookmark text:name="yui_3_17_2_2_1461657521113_160"/><text:span text:style-name="T44">(n)</text:span><text:span text:style-name="T42">, преобразующую целое число</text:span><text:bookmark text:name="yui_3_17_2_2_1461657521113_151"/><text:span text:style-name="T42"> n от 0 до 35</text:span><text:bookmark text:name="yui_3_17_2_2_1461657521113_158"/><text:span text:style-name="T42"> в соответствующий по порядку символ из последовательности 0, 1, ..., 9,</text:span><text:bookmark text:name="yui_3_17_2_2_1461657521113_163"/><text:span text:style-name="T42"> </text:span><text:span text:style-name="T43">A, B, C, ..., Z</text:span><text:span text:style-name="T42">.</text:span></text:p>
        </text:list-item>
      </text:list>
      <text:p text:style-name="P62"/>
      <text:list xml:id="list164441154838355" text:continue-numbering="true" text:style-name="WWNum5">
        <text:list-item>
          <text:p text:style-name="P87"><text:span text:style-name="T1">Написать функцию </text:span><text:span text:style-name="T16">dig2num(c)</text:span><text:span text:style-name="T15">, </text:span><text:span text:style-name="T1">обратную к функции </text:span><text:span text:style-name="T16">num2dig().</text:span></text:p>
        </text:list-item>
      </text:list>
      <text:p text:style-name="P77"/>
      <text:list xml:id="list164440499217036" text:continue-numbering="true" text:style-name="WWNum5">
        <text:list-item>
          <text:p text:style-name="P83">Написать функцию, представляющую действительное число в позиционной системе счисления (СС) с заданным основанием:</text:p>
          <text:p text:style-name="P83"><text:bookmark text:name="yui_3_17_2_2_1461657521113_168"/><text:bookmark text:name="yui_3_17_2_2_1461657521113_164"/><text:span text:style-name="T16">s = print_num(n, radix</text:span><text:span text:style-name="T6">,</text:span><text:span text:style-name="T16"> prec</text:span><text:bookmark text:name="yui_3_17_2_2_1461657521113_166"/><text:span text:style-name="T16">)</text:span><text:span text:style-name="T1">,</text:span></text:p>
          <text:p text:style-name="P84"><text:bookmark text:name="yui_3_17_2_2_1461657521113_170"/>где n -- представляемое число; radix -- основание СС; <text:span text:style-name="T15">prec - </text:span><text:span text:style-name="T1">максимальное количество знаков дробной части результата; </text:span>s -- строка, представляющая число n<text:span text:style-name="T1">.</text:span></text:p>
          <text:p text:style-name="P84">Указание: для записи цифр использовать знаки 0, 1, ..., 9, A, B, C, ..., Z, <text:span text:style-name="T1">в качестве разделителя целой и дробной части использовать точку.</text:span></text:p>
        </text:list-item>
      </text:list>
      <text:p text:style-name="P63"/>
      <text:list xml:id="list164440295493692" text:continue-numbering="true" text:style-name="WWNum5">
        <text:list-item>
          <text:p text:style-name="P84">Написать функцию, обратную к функции <text:span text:style-name="T11">print_num()</text:span>: <text:span text:style-name="T16">n = read_num(s, radix).</text:span></text:p>
        </text:list-item>
      </text:list>
      <text:p text:style-name="P61"/>
      <text:list xml:id="list164439946420656" text:continue-numbering="true" text:style-name="WWNum5">
        <text:list-item>
          <text:p text:style-name="P85"><text:span text:style-name="T40">Сгенерировать в MATLAB 10 случайных действительных чисел в интервале от -1000 до 1000. Преобразовать их с помощью функции </text:span><text:span text:style-name="T41">print_num()</text:span><text:span text:style-name="T40"> в двоичную, троичную и шестнадцатеричную СС с 4 знаками после запятой. Получившиеся строки преобразовать обратно с помощью функции </text:span><text:span text:style-name="T41">read_num()</text:span><text:span text:style-name="T40"> и найти разность между результатом и исходным числом.</text:span></text:p>
          <text:p text:style-name="P86"><text:span text:style-name="T45"><text:line-break/></text:span><text:span text:style-name="T46">Указание:</text:span><text:span text:style-name="T45"> сгенерированные числа привести в отчёте в десятичной СС минимум с 6 знаками после запятой.</text:span></text:p>
        </text:list-item>
      </text:list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5"/>
      <text:p text:style-name="P65"/>
      <text:p text:style-name="P66"><text:soft-page-break/><text:span text:style-name="T75">Листинг ф</text:span>ункци<text:span text:style-name="T75">й</text:span></text:p>
      <text:p text:style-name="P67"><text:span text:style-name="T66">num2dig</text:span><text:span text:style-name="T68">()</text:span></text:p>
      <text:p text:style-name="P32"><draw:custom-shape text:anchor-type="paragraph" draw:z-index="0" draw:style-name="gr1" draw:text-style-name="P94" svg:width="17.202cm" svg:height="2.532cm" svg:x="-0.023cm" svg:y="-0.228cm"><text:p/><draw:enhanced-geometry svg:viewBox="0 0 21600 21600" draw:type="rectangle" draw:enhanced-path="M 0 0 L 21600 0 21600 21600 0 21600 0 0 Z N"/></draw:custom-shape>function<text:span text:style-name="T8">[char] = num2dig(num)</text:span></text:p>
      <text:p text:style-name="P17"><text:span text:style-name="T10"><text:s text:c="4"/>symb_arr = [</text:span><text:span text:style-name="T33"> 0 </text:span><text:span text:style-name="T10">:</text:span><text:span text:style-name="T33"> 9 </text:span><text:span text:style-name="T10"><text:s/></text:span><text:span text:style-name="T33"><text:s/>A </text:span><text:span text:style-name="T10">:</text:span><text:span text:style-name="T33"> Z </text:span><text:span text:style-name="T10">];</text:span></text:p>
      <text:p text:style-name="P24"><text:s text:c="4"/>char = symb_arr(num + 1);</text:p>
      <text:p text:style-name="P68">end</text:p>
      <text:p text:style-name="P44"><text:span text:style-name="T30">dig2num</text:span><text:span text:style-name="T73">()</text:span></text:p>
      <text:p text:style-name="P32"><draw:custom-shape text:anchor-type="paragraph" draw:z-index="1" draw:style-name="gr2" draw:text-style-name="P94" svg:width="17.047cm" svg:height="2.345cm" svg:x="-0.004cm" svg:y="-0.141cm"><text:p/><draw:enhanced-geometry svg:viewBox="0 0 21600 21600" draw:mirror-horizontal="false" draw:mirror-vertical="false" draw:type="rectangle" draw:enhanced-path="M 0 0 L 21600 0 21600 21600 0 21600 0 0 Z N"/></draw:custom-shape>function<text:span text:style-name="T8">[num] = dig2num(char)</text:span></text:p>
      <text:p text:style-name="P17"><text:span text:style-name="T10"><text:s text:c="4"/>symb_arr = [</text:span><text:span text:style-name="T33"> 0 </text:span><text:span text:style-name="T10">:</text:span><text:span text:style-name="T33"> 9 </text:span><text:span text:style-name="T10"><text:s/></text:span><text:span text:style-name="T33"><text:s/>A </text:span><text:span text:style-name="T10">:</text:span><text:span text:style-name="T33"> Z </text:span><text:span text:style-name="T10">];</text:span></text:p>
      <text:p text:style-name="P24"><text:s text:c="4"/>num = strfind(symb_arr, char) - 1;</text:p>
      <text:p text:style-name="P43">end</text:p>
      <text:p text:style-name="P47"><text:span text:style-name="T30">print_num</text:span><text:span text:style-name="T31">()</text:span></text:p>
      <text:p text:style-name="P33"><draw:custom-shape text:anchor-type="paragraph" draw:z-index="5" draw:style-name="gr6" draw:text-style-name="P94" svg:width="17.019cm" svg:height="15.135cm" svg:x="-0.051cm" svg:y="-0.093cm"><text:p/><draw:enhanced-geometry svg:viewBox="0 0 21600 21600" draw:type="rectangle" draw:enhanced-path="M 0 0 L 21600 0 21600 21600 0 21600 0 0 Z N"/></draw:custom-shape>function<text:span text:style-name="T8">[s_str] = print_num(n, radix, prec)</text:span></text:p>
      <text:p text:style-name="P18"><text:span text:style-name="T10"><text:s text:c="4"/></text:span><text:span text:style-name="T39">if</text:span><text:span text:style-name="T10"> n &lt; 0 <text:tab/><text:tab/><text:tab/> <text:s text:c="8"/></text:span><text:span text:style-name="T51">% </text:span><text:span text:style-name="T55">Если число отрицательное, то мы запоминаем знак </text:span><text:span text:style-name="T61"><text:s/>- </text:span></text:p>
      <text:p text:style-name="P18"><text:span text:style-name="T10"><text:s text:c="8"/>sign = </text:span><text:span text:style-name="T33"><text:s/>- </text:span><text:span text:style-name="T10">;</text:span></text:p>
      <text:p text:style-name="P25"><text:s text:c="8"/>n = abs(n);</text:p>
      <text:p text:style-name="P18"><text:span text:style-name="T10"><text:s text:c="4"/></text:span><text:span text:style-name="T39">else</text:span></text:p>
      <text:p text:style-name="P18"><text:span text:style-name="T10"><text:s text:c="8"/>sign = </text:span><text:span text:style-name="T33"><text:s text:c="2"/></text:span><text:span text:style-name="T10">;</text:span></text:p>
      <text:p text:style-name="P18"><text:span text:style-name="T10"><text:s text:c="4"/></text:span><text:span text:style-name="T39">end</text:span></text:p>
      <text:p text:style-name="P25"><text:s text:c="4"/>n_int = fix(n);</text:p>
      <text:p text:style-name="P26"><text:s text:c="4"/>n_div = n – n_int;<text:tab/><text:tab/> <text:s text:c="8"/><text:span text:style-name="T47">% </text:span><text:span text:style-name="T62">Смотрим, если ли целая часть у числа</text:span></text:p>
      <text:p text:style-name="P18"><text:span text:style-name="T10"><text:s text:c="4"/></text:span><text:span text:style-name="T39">if</text:span><text:span text:style-name="T10"> n_int == 0</text:span></text:p>
      <text:p text:style-name="P25"><text:s text:c="8"/>s(1) = 0;</text:p>
      <text:p text:style-name="P18"><text:span text:style-name="T10"><text:s text:c="4"/></text:span><text:span text:style-name="T39">else</text:span></text:p>
      <text:p text:style-name="P25"><text:s text:c="8"/>s = [];</text:p>
      <text:p text:style-name="P18"><text:span text:style-name="T10"><text:s text:c="4"/></text:span><text:span text:style-name="T39">end</text:span></text:p>
      <text:p text:style-name="P19"><text:span text:style-name="T10"><text:s text:c="4"/></text:span><text:span text:style-name="T39">while</text:span><text:span text:style-name="T10"> n_int &gt; 0<text:tab/><text:tab/><text:tab/> <text:s text:c="8"/></text:span><text:span text:style-name="T53">% </text:span><text:span text:style-name="T60">Переводим целую часть</text:span></text:p>
      <text:p text:style-name="P25"><text:s text:c="8"/>s = [mod(n_int, radix), s];</text:p>
      <text:p text:style-name="P25"><text:s text:c="8"/>n_int = fix(n_int / radix);</text:p>
      <text:p text:style-name="P18"><text:span text:style-name="T10"><text:s text:c="4"/></text:span><text:span text:style-name="T39">end</text:span></text:p>
      <text:p text:style-name="P19"><text:span text:style-name="T10"><text:s text:c="4"/></text:span><text:span text:style-name="T39">if</text:span><text:span text:style-name="T10"> n_div &gt; 0 <text:tab/><text:tab/> <text:s text:c="23"/></text:span><text:span text:style-name="T53">% </text:span><text:span text:style-name="T60">Переводим дробную часть</text:span></text:p>
      <text:p text:style-name="P25"><text:s text:c="8"/>s(end + 1) = -1;</text:p>
      <text:p text:style-name="P18"><text:span text:style-name="T10"><text:s text:c="8"/></text:span><text:span text:style-name="T39">for</text:span><text:span text:style-name="T10"> i = 1:(prec + 1)</text:span></text:p>
      <text:p text:style-name="P25"><text:s text:c="12"/>n_div = n_div * radix;</text:p>
      <text:p text:style-name="P25"><text:s text:c="12"/>s = [s fix(n_div)];</text:p>
      <text:p text:style-name="P25"><text:s text:c="12"/>n_div = n_div - fix(n_div);</text:p>
      <text:p text:style-name="P18"><text:span text:style-name="T10"><text:s text:c="8"/></text:span><text:span text:style-name="T39">end</text:span></text:p>
      <text:p text:style-name="P18"><text:span text:style-name="T10"><text:s text:c="4"/></text:span><text:span text:style-name="T39">end</text:span></text:p>
      <text:p text:style-name="P26"><text:s text:c="4"/>s = num_round(s, radix); <text:s text:c="24"/><text:span text:style-name="T47">% </text:span><text:span text:style-name="T62">Округляем, используя функцию </text:span><text:span text:style-name="T65">num_round()</text:span></text:p>
      <text:p text:style-name="P20"><text:span text:style-name="T10"><text:s text:c="4"/>s_str = </text:span><text:span text:style-name="T33"><text:s text:c="2"/></text:span><text:span text:style-name="T10">; <text:s text:c="7"/><text:tab/><text:tab/><text:tab/> <text:s text:c="10"/></text:span><text:span text:style-name="T51">% </text:span><text:span text:style-name="T52">Преобразование </text:span><text:span text:style-name="T56">в строку </text:span></text:p>
      <text:p text:style-name="P18"><text:span text:style-name="T10"><text:s text:c="4"/></text:span><text:span text:style-name="T39">for</text:span><text:span text:style-name="T10"> i = 1:numel(s)</text:span></text:p>
      <text:p text:style-name="P18"><text:span text:style-name="T10"><text:s text:c="8"/></text:span><text:span text:style-name="T39">if</text:span><text:span text:style-name="T10"> s(i) == -1</text:span></text:p>
      <text:p text:style-name="P18"><text:span text:style-name="T10"><text:s text:c="12"/>s_str(end + 1) = </text:span><text:span text:style-name="T33"><text:s/>. </text:span><text:span text:style-name="T10">;</text:span></text:p>
      <text:p text:style-name="P18"><text:span text:style-name="T10"><text:s text:c="8"/></text:span><text:span text:style-name="T39">else</text:span></text:p>
      <text:p text:style-name="P25"><text:s text:c="12"/>s_str(end + 1) = num2dig(s(i));</text:p>
      <text:p text:style-name="P18"><text:span text:style-name="T10"><text:s text:c="8"/></text:span><text:span text:style-name="T39">end</text:span></text:p>
      <text:p text:style-name="P18"><text:span text:style-name="T10"><text:s text:c="4"/></text:span><text:span text:style-name="T39">end</text:span></text:p>
      <text:p text:style-name="P25"><text:s text:c="4"/>s_str = [sign, s_str];</text:p>
      <text:p text:style-name="P34">end</text:p>
      <text:p text:style-name="P45"/>
      <text:p text:style-name="P45"/>
      <text:p text:style-name="P89"><text:soft-page-break/><text:span text:style-name="T26">num</text:span><text:span text:style-name="T27">_</text:span><text:span text:style-name="T26">round</text:span><text:span text:style-name="T28">()</text:span></text:p>
      <text:p text:style-name="P21"><draw:custom-shape text:anchor-type="paragraph" draw:z-index="4" draw:style-name="gr5" draw:text-style-name="P94" svg:width="17.423cm" svg:height="11.995cm" svg:x="-0.131cm" svg:y="-0.083cm"><text:p/><draw:enhanced-geometry svg:viewBox="0 0 21600 21600" draw:type="rectangle" draw:enhanced-path="M 0 0 L 21600 0 21600 21600 0 21600 0 0 Z N"/></draw:custom-shape><text:span text:style-name="T39">function</text:span><text:span text:style-name="T10">[s] = num_round(s, radix)</text:span></text:p>
      <text:p text:style-name="P21"><text:span text:style-name="T10"><text:s text:c="4"/></text:span><text:span text:style-name="T39">if</text:span><text:span text:style-name="T10"> s(end) &gt;= fix(radix / 2) <text:tab/> </text:span><text:span text:style-name="T51">% </text:span><text:span text:style-name="T57">Если последняя цифра в веденном числе больше половины СЧ, то <text:tab/><text:tab/><text:tab/> <text:s text:c="32"/>увеличиваем предыдущий разряд на еденицу</text:span></text:p>
      <text:p text:style-name="P27"><text:s text:c="8"/>i = numel(s);</text:p>
      <text:p text:style-name="P21"><text:span text:style-name="T10"><text:s text:c="8"/></text:span><text:span text:style-name="T39">if</text:span><text:span text:style-name="T10"> s(end - 1) == -1</text:span></text:p>
      <text:p text:style-name="P27"><text:s text:c="12"/>s(end - 2) = s(end - 2) + 1;</text:p>
      <text:p text:style-name="P27"><text:s text:c="12"/>i = i - 2;</text:p>
      <text:p text:style-name="P21"><text:span text:style-name="T10"><text:s text:c="8"/></text:span><text:span text:style-name="T39">else</text:span></text:p>
      <text:p text:style-name="P27"><text:s text:c="12"/>s(end - 1) = s(end - 1) + 1;</text:p>
      <text:p text:style-name="P27"><text:s text:c="12"/>i = i - 1;</text:p>
      <text:p text:style-name="P21"><text:span text:style-name="T10"><text:s text:c="8"/></text:span><text:span text:style-name="T39">end</text:span><text:span text:style-name="T51"><text:tab/><text:tab/><text:tab/> <text:s text:c="14"/>% </text:span><text:span text:style-name="T54">Если разряд числа максимальный, </text:span><text:span text:style-name="T58">увеличиваем на </text:span><text:span text:style-name="T54"><text:s/>единицу предыдущ</text:span><text:span text:style-name="T58">ий</text:span></text:p>
      <text:p text:style-name="P21"><text:span text:style-name="T10"><text:s text:c="8"/></text:span><text:span text:style-name="T39">while</text:span><text:span text:style-name="T10"> (s(i) == radix)</text:span></text:p>
      <text:p text:style-name="P21"><text:span text:style-name="T10"><text:s text:c="12"/></text:span><text:span text:style-name="T39">if</text:span><text:span text:style-name="T10"> i == 1</text:span></text:p>
      <text:p text:style-name="P27"><text:s text:c="16"/>s = [0 s];</text:p>
      <text:p text:style-name="P27"><text:s text:c="16"/>i = 2;</text:p>
      <text:p text:style-name="P21"><text:span text:style-name="T10"><text:s text:c="12"/></text:span><text:span text:style-name="T39">else</text:span></text:p>
      <text:p text:style-name="P27"><text:s text:c="16"/>s(i) = 0;</text:p>
      <text:p text:style-name="P21"><text:span text:style-name="T10"><text:s text:c="16"/></text:span><text:span text:style-name="T39">if</text:span><text:span text:style-name="T10"> s(i - 1) == -1</text:span></text:p>
      <text:p text:style-name="P27"><text:s text:c="20"/>s(i - 2) = s(i - 2) + 1;</text:p>
      <text:p text:style-name="P27"><text:s text:c="20"/>i = i - 2;</text:p>
      <text:p text:style-name="P21"><text:span text:style-name="T10"><text:s text:c="16"/></text:span><text:span text:style-name="T39">else</text:span></text:p>
      <text:p text:style-name="P27"><text:s text:c="20"/>s(i - 1) = s(i - 1) + 1;</text:p>
      <text:p text:style-name="P27"><text:s text:c="20"/>i = i - 1;</text:p>
      <text:p text:style-name="P21"><text:span text:style-name="T10"><text:s text:c="16"/></text:span><text:span text:style-name="T39">end</text:span></text:p>
      <text:p text:style-name="P21"><text:span text:style-name="T10"><text:s text:c="12"/></text:span><text:span text:style-name="T39">end</text:span></text:p>
      <text:p text:style-name="P21"><text:span text:style-name="T10"><text:s text:c="8"/></text:span><text:span text:style-name="T39">end</text:span></text:p>
      <text:p text:style-name="P21"><text:span text:style-name="T10"><text:s text:c="4"/></text:span><text:span text:style-name="T39">end</text:span></text:p>
      <text:p text:style-name="P27"><text:s text:c="4"/>s = s(1:end – 1);</text:p>
      <text:p text:style-name="P35">end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/>
      <text:p text:style-name="P46"/>
      <text:p text:style-name="P90"><text:soft-page-break/><text:span text:style-name="T66">read_num</text:span><text:span text:style-name="T67">()</text:span></text:p>
      <text:p text:style-name="P22"><draw:custom-shape text:anchor-type="paragraph" draw:z-index="2" draw:style-name="gr3" draw:text-style-name="P94" svg:width="17.357cm" svg:height="10.898cm" svg:x="-0.284cm" svg:y="-0.055cm"><text:p/><draw:enhanced-geometry svg:viewBox="0 0 21600 21600" draw:type="rectangle" draw:enhanced-path="M 0 0 L 21600 0 21600 21600 0 21600 0 0 Z N"/></draw:custom-shape><text:span text:style-name="T39">function</text:span><text:span text:style-name="T10">[n] = read_num(s, radix) <text:s/></text:span></text:p>
      <text:p text:style-name="P22"><text:span text:style-name="T10"><text:s text:c="4"/></text:span><text:span text:style-name="T39">if</text:span><text:span text:style-name="T10"> s(1) == </text:span><text:span text:style-name="T33"><text:s/>- <text:tab/><text:tab/><text:tab/><text:tab/></text:span><text:span text:style-name="T51">% </text:span><text:span text:style-name="T59">Если число отрицательное, то запоминаем его знак</text:span></text:p>
      <text:p text:style-name="P28"><text:s text:c="8"/>sign = -1;</text:p>
      <text:p text:style-name="P28"><text:s text:c="8"/>s = s(2:end);</text:p>
      <text:p text:style-name="P22"><text:span text:style-name="T10"><text:s text:c="4"/></text:span><text:span text:style-name="T39">else</text:span></text:p>
      <text:p text:style-name="P28"><text:s text:c="8"/>sign = 1;</text:p>
      <text:p text:style-name="P22"><text:span text:style-name="T10"><text:s text:c="4"/></text:span><text:span text:style-name="T39">end<text:tab/><text:tab/><text:tab/></text:span></text:p>
      <text:p text:style-name="P22"><text:span text:style-name="T10"><text:s text:c="4"/>dp = strfind(s, </text:span><text:span text:style-name="T33"><text:s/>. </text:span><text:span text:style-name="T10">);<text:tab/><text:tab/><text:tab/></text:span><text:span text:style-name="T51">% </text:span><text:span text:style-name="T59">Поиск начальной дробной части</text:span></text:p>
      <text:p text:style-name="P22"><text:span text:style-name="T10"><text:s text:c="4"/></text:span><text:span text:style-name="T39">if</text:span><text:span text:style-name="T10"> ~isempty(dp)</text:span></text:p>
      <text:p text:style-name="P28"><text:s text:c="8"/>s_int = s(1:(dp - 1));</text:p>
      <text:p text:style-name="P28"><text:s text:c="8"/>s_div = s((dp + 1):end);</text:p>
      <text:p text:style-name="P22"><text:span text:style-name="T10"><text:s text:c="4"/></text:span><text:span text:style-name="T39">else</text:span></text:p>
      <text:p text:style-name="P28"><text:s text:c="8"/>s_int = s;</text:p>
      <text:p text:style-name="P22"><text:span text:style-name="T10"><text:s text:c="8"/>s_div = </text:span><text:span text:style-name="T33"><text:s text:c="2"/></text:span><text:span text:style-name="T10">;</text:span></text:p>
      <text:p text:style-name="P22"><text:span text:style-name="T10"><text:s text:c="4"/></text:span><text:span text:style-name="T39">end</text:span></text:p>
      <text:p text:style-name="P28"><text:s text:c="4"/>n_int = double(0);<text:tab/><text:tab/><text:tab/><text:span text:style-name="T47">% </text:span><text:span text:style-name="T63">Перевод целой части в систему счисления</text:span></text:p>
      <text:p text:style-name="P22"><text:span text:style-name="T10"><text:s text:c="4"/></text:span><text:span text:style-name="T39">for</text:span><text:span text:style-name="T10"> i = 1:numel(s_int)</text:span></text:p>
      <text:p text:style-name="P28"><text:s text:c="8"/>n_int = n_int + dig2num(s_int(i)) * radix.^(numel(s_int) - i);</text:p>
      <text:p text:style-name="P22"><text:span text:style-name="T10"><text:s text:c="4"/></text:span><text:span text:style-name="T39">end</text:span></text:p>
      <text:p text:style-name="P29"><text:s text:c="4"/>n_div = double(0);<text:tab/><text:tab/><text:tab/><text:span text:style-name="T47">% </text:span><text:span text:style-name="T63">Перевод дробной части в систему счисления</text:span></text:p>
      <text:p text:style-name="P22"><text:span text:style-name="T10"><text:s text:c="4"/></text:span><text:span text:style-name="T39">for</text:span><text:span text:style-name="T10"> i = 1:numel(s_div)</text:span></text:p>
      <text:p text:style-name="P28"><text:s text:c="8"/>n_div = n_div + dig2num(s_div(i)) * radix.^(-i);</text:p>
      <text:p text:style-name="P22"><text:span text:style-name="T10"><text:s text:c="4"/></text:span><text:span text:style-name="T39">end</text:span></text:p>
      <text:p text:style-name="P30"><text:s text:c="4"/>n = (n_int + n_div) * sign;<text:tab/><text:tab/><text:span text:style-name="T47">% </text:span><text:span text:style-name="T64">На выходе число, с сохранением знака исходного числа</text:span></text:p>
      <text:p text:style-name="P36">end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79"/>
      <text:p text:style-name="P79"/>
      <text:p text:style-name="P79"/>
      <text:p text:style-name="P79"><text:soft-page-break/><text:span text:style-name="T77">Input.m (</text:span><text:span text:style-name="T7">скрипт, содержащий код лабораторной работы</text:span><text:span text:style-name="T77">)</text:span></text:p>
      <text:p text:style-name="P41"><draw:custom-shape text:anchor-type="paragraph" draw:z-index="3" draw:style-name="gr4" draw:text-style-name="P94" svg:width="17.324cm" svg:height="13.117cm" svg:x="-0.247cm" svg:y="0.136cm"><text:p/><draw:enhanced-geometry svg:viewBox="0 0 21600 21600" draw:type="rectangle" draw:enhanced-path="M 0 0 L 21600 0 21600 21600 0 21600 0 0 Z N"/></draw:custom-shape><text:span text:style-name="T50">%% </text:span><text:span text:style-name="T49">TASK</text:span><text:span text:style-name="T50"> 1</text:span></text:p>
      <text:p text:style-name="P31">n = 28;</text:p>
      <text:p text:style-name="P31">char = num2dig(n);</text:p>
      <text:p text:style-name="P38"><text:span text:style-name="T48">%% </text:span><text:span text:style-name="T49">TASK</text:span><text:span text:style-name="T48"> 2</text:span></text:p>
      <text:p text:style-name="Standard"><text:span text:style-name="T9">char = </text:span><text:span text:style-name="T32"><text:s/>S </text:span><text:span text:style-name="T9">;</text:span></text:p>
      <text:p text:style-name="P31">n = dig2num(char);</text:p>
      <text:p text:style-name="P38"><text:span text:style-name="T48">%% </text:span><text:span text:style-name="T49">TASK</text:span><text:span text:style-name="T48"> 3</text:span></text:p>
      <text:p text:style-name="P31">n = 1506.2841;</text:p>
      <text:p text:style-name="P31">s = print_num(n, 16, 4);</text:p>
      <text:p text:style-name="P38"><text:span text:style-name="T48">%% </text:span><text:span text:style-name="T49">TASK</text:span><text:span text:style-name="T48"> 4</text:span></text:p>
      <text:p text:style-name="Standard"><text:span text:style-name="T9">s = </text:span><text:span text:style-name="T32"><text:s/>1000100011 </text:span><text:span text:style-name="T9">;</text:span></text:p>
      <text:p text:style-name="P31">n = read_num(s, 2);</text:p>
      <text:p text:style-name="P38"><text:span text:style-name="T48">%% </text:span><text:span text:style-name="T49">TASK</text:span><text:span text:style-name="T48"> 5</text:span></text:p>
      <text:p text:style-name="P31">P = 1000 * (2 * rand(1, 10) - 1);</text:p>
      <text:p text:style-name="P31">arr_s = cell(3, 10);</text:p>
      <text:p text:style-name="Standard"><text:span text:style-name="T38">for</text:span><text:span text:style-name="T9"> i = 1:10</text:span></text:p>
      <text:p text:style-name="P31"><text:s text:c="4"/>arr_s{1, i} = print_num(P(i), 2, 4);</text:p>
      <text:p text:style-name="P31"><text:s text:c="4"/>arr_s{2, i} = print_num(P(i), 3, 4);</text:p>
      <text:p text:style-name="P31"><text:s text:c="4"/>arr_s{3, i} = print_num(P(i), 16, 4);</text:p>
      <text:p text:style-name="P37">end</text:p>
      <text:p text:style-name="P31">arr_num = zeros(3, 10);</text:p>
      <text:p text:style-name="P31"><text:s/></text:p>
      <text:p text:style-name="P31">arr_error = zeros(3, 10);</text:p>
      <text:p text:style-name="Standard"><text:span text:style-name="T38">for</text:span><text:span text:style-name="T9"> i = 1:10</text:span></text:p>
      <text:p text:style-name="P31"><text:s text:c="4"/>arr_num(1, i) = read_num(arr_s{1, i}, 2);</text:p>
      <text:p text:style-name="P31"><text:s text:c="4"/>arr_num(2, i) = read_num(arr_s{2, i}, 3);</text:p>
      <text:p text:style-name="P31"><text:s text:c="4"/>arr_num(3, i) = read_num(arr_s{3, i}, 16);</text:p>
      <text:p text:style-name="P31"><text:s text:c="4"/>arr_error(1, i) = arr_num(1, i) - P(i);</text:p>
      <text:p text:style-name="P31"><text:s text:c="4"/>arr_error(2, i) = arr_num(2, i) - P(i);</text:p>
      <text:p text:style-name="P31"><text:s text:c="4"/>arr_error(3, i) = arr_num(3, i) - P(i);</text:p>
      <text:p text:style-name="P37">end</text:p>
      <text:p text:style-name="P4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48"><text:soft-page-break/><text:span text:style-name="T4">Результаты</text:span><text:span text:style-name="T20"> </text:span><text:span text:style-name="T5">работы программного кода </text:span><text:span text:style-name="T21">Input.m</text:span><text:span text:style-name="T5">:</text:span></text:p>
      <text:p text:style-name="P53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75">Вызов функции</text:p>
          </table:table-cell>
          <table:table-cell table:style-name="Таблица5.B1" office:value-type="string">
            <text:p text:style-name="P75">Имя, значение переменной</text:p>
          </table:table-cell>
        </table:table-row>
        <table:table-row>
          <table:table-cell table:style-name="Таблица5.A2" office:value-type="string">
            <text:p text:style-name="P76">char = num2dig (28)</text:p>
          </table:table-cell>
          <table:table-cell table:style-name="Таблица5.B2" office:value-type="string">
            <text:p text:style-name="P76">char = 'S'</text:p>
          </table:table-cell>
        </table:table-row>
        <table:table-row>
          <table:table-cell table:style-name="Таблица5.A2" office:value-type="string">
            <text:p text:style-name="P76">n = dig2num(S)</text:p>
          </table:table-cell>
          <table:table-cell table:style-name="Таблица5.B2" office:value-type="string">
            <text:p text:style-name="P76">n = 28</text:p>
          </table:table-cell>
        </table:table-row>
      </table:table>
      <text:p text:style-name="P56"/>
      <text:p text:style-name="P49"><text:span text:style-name="T12">Содержимое </text:span><text:span text:style-name="T22">arr_s:</text:span>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72">Двоичная СЧ</text:p>
          </table:table-cell>
          <table:table-cell table:style-name="Таблица2.A1" office:value-type="string">
            <text:p text:style-name="P72">Троичная СЧ</text:p>
          </table:table-cell>
          <table:table-cell table:style-name="Таблица2.C1" office:value-type="string">
            <text:p text:style-name="P72">Шест<text:span text:style-name="T74">над</text:span>цате<text:span text:style-name="T74">р</text:span>ичная <text:s/>СЧ </text:p>
          </table:table-cell>
        </table:table-row>
        <table:table-row>
          <table:table-cell table:style-name="Таблица2.A2" office:value-type="string">
            <text:p text:style-name="P70"><text:s/>1001110101.0111 </text:p>
          </table:table-cell>
          <table:table-cell table:style-name="Таблица2.A2" office:value-type="string">
            <text:p text:style-name="P70">212022.1100 </text:p>
          </table:table-cell>
          <table:table-cell table:style-name="Таблица2.C2" office:value-type="string">
            <text:p text:style-name="P70">275.7287</text:p>
          </table:table-cell>
        </table:table-row>
        <table:table-row>
          <table:table-cell table:style-name="Таблица2.A2" office:value-type="string">
            <text:p text:style-name="P70"><text:s/>1100101011.1001</text:p>
          </table:table-cell>
          <table:table-cell table:style-name="Таблица2.A2" office:value-type="string">
            <text:p text:style-name="P70">1010001.1202</text:p>
          </table:table-cell>
          <table:table-cell table:style-name="Таблица2.C2" office:value-type="string">
            <text:p text:style-name="P70">32B.9579</text:p>
          </table:table-cell>
        </table:table-row>
        <table:table-row>
          <table:table-cell table:style-name="Таблица2.A2" office:value-type="string">
            <text:p text:style-name="P70">-1011101010.0000 </text:p>
          </table:table-cell>
          <table:table-cell table:style-name="Таблица2.A2" office:value-type="string">
            <text:p text:style-name="P70"><text:s/>-1000122.0002 </text:p>
          </table:table-cell>
          <table:table-cell table:style-name="Таблица2.C2" office:value-type="string">
            <text:p text:style-name="P70">-2EA.06C0 </text:p>
          </table:table-cell>
        </table:table-row>
        <table:table-row>
          <table:table-cell table:style-name="Таблица2.A2" office:value-type="string">
            <text:p text:style-name="P70"><text:s/>1100111010.1100 </text:p>
          </table:table-cell>
          <table:table-cell table:style-name="Таблица2.A2" office:value-type="string">
            <text:p text:style-name="P70"><text:s/>1010121.2021 </text:p>
          </table:table-cell>
          <table:table-cell table:style-name="Таблица2.C2" office:value-type="string">
            <text:p text:style-name="P70"><text:s/>33A.C070 </text:p>
          </table:table-cell>
        </table:table-row>
        <table:table-row>
          <table:table-cell table:style-name="Таблица2.A2" office:value-type="string">
            <text:p text:style-name="P70"><text:s/>100001000.1011</text:p>
          </table:table-cell>
          <table:table-cell table:style-name="Таблица2.A2" office:value-type="string">
            <text:p text:style-name="P70"><text:s/>100210.2011 </text:p>
          </table:table-cell>
          <table:table-cell table:style-name="Таблица2.C2" office:value-type="string">
            <text:p text:style-name="P70"><text:s/>108.B7EF </text:p>
          </table:table-cell>
        </table:table-row>
        <table:table-row>
          <table:table-cell table:style-name="Таблица2.A2" office:value-type="string">
            <text:p text:style-name="P70">-1100100100.1111</text:p>
          </table:table-cell>
          <table:table-cell table:style-name="Таблица2.A2" office:value-type="string">
            <text:p text:style-name="P70">-1002210.2210 </text:p>
          </table:table-cell>
          <table:table-cell table:style-name="Таблица2.C2" office:value-type="string">
            <text:p text:style-name="P70"><text:s/>-324.EB50 </text:p>
          </table:table-cell>
        </table:table-row>
        <table:table-row>
          <table:table-cell table:style-name="Таблица2.A2" office:value-type="string">
            <text:p text:style-name="P70">-110111011.0000</text:p>
          </table:table-cell>
          <table:table-cell table:style-name="Таблица2.A2" office:value-type="string">
            <text:p text:style-name="P70"><text:s/>-121102.0000 </text:p>
          </table:table-cell>
          <table:table-cell table:style-name="Таблица2.C2" office:value-type="string">
            <text:p text:style-name="P70"><text:s/>-1BB.00E9 </text:p>
          </table:table-cell>
        </table:table-row>
        <table:table-row>
          <table:table-cell table:style-name="Таблица2.A2" office:value-type="string">
            <text:p text:style-name="P70"><text:s/>1011101.1100 </text:p>
          </table:table-cell>
          <table:table-cell table:style-name="Таблица2.A2" office:value-type="string">
            <text:p text:style-name="P70"><text:s/>10110.2022 </text:p>
          </table:table-cell>
          <table:table-cell table:style-name="Таблица2.C2" office:value-type="string">
            <text:p text:style-name="P70">5D.C356</text:p>
          </table:table-cell>
        </table:table-row>
        <table:table-row>
          <table:table-cell table:style-name="Таблица2.A2" office:value-type="string">
            <text:p text:style-name="P70">1110010011.0000</text:p>
          </table:table-cell>
          <table:table-cell table:style-name="Таблица2.A2" office:value-type="string">
            <text:p text:style-name="P70"><text:s/>1020220.0001 </text:p>
          </table:table-cell>
          <table:table-cell table:style-name="Таблица2.C2" office:value-type="string">
            <text:p text:style-name="P70"><text:s/>393.0380</text:p>
          </table:table-cell>
        </table:table-row>
        <table:table-row>
          <table:table-cell table:style-name="Таблица2.A2" office:value-type="string">
            <text:p text:style-name="P70"><text:s/>1110100001.1100</text:p>
          </table:table-cell>
          <table:table-cell table:style-name="Таблица2.A2" office:value-type="string">
            <text:p text:style-name="P70"><text:s/>1021102.2100 </text:p>
          </table:table-cell>
          <table:table-cell table:style-name="Таблица2.C2" office:value-type="string">
            <text:p text:style-name="P70"><text:s/>3A1.C6EE </text:p>
          </table:table-cell>
        </table:table-row>
      </table:table>
      <text:p text:style-name="P59"/>
      <text:p text:style-name="P54"/>
      <text:p text:style-name="P54"/>
      <text:p text:style-name="P54"/>
      <text:p text:style-name="P54"/>
      <text:p text:style-name="P54"/>
      <text:p text:style-name="P54"/>
      <text:p text:style-name="P50"><text:soft-page-break/><text:span text:style-name="T13">Содержимое </text:span><text:span text:style-name="T14">вектора </text:span><text:span text:style-name="T23">P: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71">629,447373</text:p>
          </table:table-cell>
        </table:table-row>
        <table:table-row>
          <table:table-cell table:style-name="Таблица4.A2" office:value-type="string">
            <text:p text:style-name="P71">811,583874</text:p>
          </table:table-cell>
        </table:table-row>
        <table:table-row>
          <table:table-cell table:style-name="Таблица4.A2" office:value-type="string">
            <text:p text:style-name="P71">-746,026367</text:p>
          </table:table-cell>
        </table:table-row>
        <table:table-row>
          <table:table-cell table:style-name="Таблица4.A2" office:value-type="string">
            <text:p text:style-name="P71">826,751712</text:p>
          </table:table-cell>
        </table:table-row>
        <table:table-row>
          <table:table-cell table:style-name="Таблица4.A2" office:value-type="string">
            <text:p text:style-name="P71">264,718492</text:p>
          </table:table-cell>
        </table:table-row>
        <table:table-row>
          <table:table-cell table:style-name="Таблица4.A2" office:value-type="string">
            <text:p text:style-name="P71">-804,91919</text:p>
          </table:table-cell>
        </table:table-row>
        <table:table-row>
          <table:table-cell table:style-name="Таблица4.A2" office:value-type="string">
            <text:p text:style-name="P71">-443,003562</text:p>
          </table:table-cell>
        </table:table-row>
        <table:table-row>
          <table:table-cell table:style-name="Таблица4.A2" office:value-type="string">
            <text:p text:style-name="P71">93,763038</text:p>
          </table:table-cell>
        </table:table-row>
        <table:table-row>
          <table:table-cell table:style-name="Таблица4.A2" office:value-type="string">
            <text:p text:style-name="P71">915,013671</text:p>
          </table:table-cell>
        </table:table-row>
        <table:table-row>
          <table:table-cell table:style-name="Таблица4.A2" office:value-type="string">
            <text:p text:style-name="P71">929,77707</text:p>
          </table:table-cell>
        </table:table-row>
      </table:table>
      <text:p text:style-name="P60"/>
      <text:p text:style-name="P60"/>
      <text:p text:style-name="P51"><text:span text:style-name="T25">Содержимое </text:span><text:span text:style-name="T23">вектора </text:span><text:span text:style-name="T24">arr_error</text:span><text:span text:style-name="T23">:</text:span></text:p>
      <table:table table:name="Таблица3" table:style-name="Таблица3">
        <table:table-column table:style-name="Таблица3.A" table:number-columns-repeated="9"/>
        <table:table-column table:style-name="Таблица3.J"/>
        <table:table-row>
          <table:table-cell table:style-name="Таблица3.A1" office:value-type="string">
            <text:p text:style-name="P69">-0,009873</text:p>
          </table:table-cell>
          <table:table-cell table:style-name="Таблица3.A1" office:value-type="string">
            <text:p text:style-name="P69">-0,021374</text:p>
          </table:table-cell>
          <table:table-cell table:style-name="Таблица3.A1" office:value-type="string">
            <text:p text:style-name="P69">0,026367</text:p>
          </table:table-cell>
          <table:table-cell table:style-name="Таблица3.A1" office:value-type="string">
            <text:p text:style-name="P69">-0,001712</text:p>
          </table:table-cell>
          <table:table-cell table:style-name="Таблица3.A1" office:value-type="string">
            <text:p text:style-name="P69">-0,030992</text:p>
          </table:table-cell>
          <table:table-cell table:style-name="Таблица3.A1" office:value-type="string">
            <text:p text:style-name="P69">-0,018310</text:p>
          </table:table-cell>
          <table:table-cell table:style-name="Таблица3.A1" office:value-type="string">
            <text:p text:style-name="P69">0,003562</text:p>
          </table:table-cell>
          <table:table-cell table:style-name="Таблица3.A1" office:value-type="string">
            <text:p text:style-name="P69">-0,013038</text:p>
          </table:table-cell>
          <table:table-cell table:style-name="Таблица3.A1" office:value-type="string">
            <text:p text:style-name="P69">-0,013671</text:p>
          </table:table-cell>
          <table:table-cell table:style-name="Таблица3.J1" office:value-type="string">
            <text:p text:style-name="P69">-0,02707</text:p>
          </table:table-cell>
        </table:table-row>
        <table:table-row>
          <table:table-cell table:style-name="Таблица3.A2" office:value-type="string">
            <text:p text:style-name="P69">-0,002928</text:p>
          </table:table-cell>
          <table:table-cell table:style-name="Таблица3.A2" office:value-type="string">
            <text:p text:style-name="P69">-0,003627</text:p>
          </table:table-cell>
          <table:table-cell table:style-name="Таблица3.A2" office:value-type="string">
            <text:p text:style-name="P69">0,001676</text:p>
          </table:table-cell>
          <table:table-cell table:style-name="Таблица3.A2" office:value-type="string">
            <text:p text:style-name="P69">0,001374</text:p>
          </table:table-cell>
          <table:table-cell table:style-name="Таблица3.A2" office:value-type="string">
            <text:p text:style-name="P69">-0,002443</text:p>
          </table:table-cell>
          <table:table-cell table:style-name="Таблица3.A2" office:value-type="string">
            <text:p text:style-name="P69">-0,006736</text:p>
          </table:table-cell>
          <table:table-cell table:style-name="Таблица3.A2" office:value-type="string">
            <text:p text:style-name="P69">0,003562</text:p>
          </table:table-cell>
          <table:table-cell table:style-name="Таблица3.A2" office:value-type="string">
            <text:p text:style-name="P69">0,002394</text:p>
          </table:table-cell>
          <table:table-cell table:style-name="Таблица3.A2" office:value-type="string">
            <text:p text:style-name="P69">-0,001325</text:p>
          </table:table-cell>
          <table:table-cell table:style-name="Таблица3.J2" office:value-type="string">
            <text:p text:style-name="P69">0,000707</text:p>
          </table:table-cell>
        </table:table-row>
        <table:table-row>
          <table:table-cell table:style-name="Таблица3.A2" office:value-type="string">
            <text:p text:style-name="P69">0</text:p>
          </table:table-cell>
          <table:table-cell table:style-name="Таблица3.A2" office:value-type="string">
            <text:p text:style-name="P69">0,000003</text:p>
          </table:table-cell>
          <table:table-cell table:style-name="Таблица3.A2" office:value-type="string">
            <text:p text:style-name="P69">0</text:p>
          </table:table-cell>
          <table:table-cell table:style-name="Таблица3.A2" office:value-type="string">
            <text:p text:style-name="P69">-0,000003</text:p>
          </table:table-cell>
          <table:table-cell table:style-name="Таблица3.A2" office:value-type="string">
            <text:p text:style-name="P69">-0,000002</text:p>
          </table:table-cell>
          <table:table-cell table:style-name="Таблица3.A2" office:value-type="string">
            <text:p text:style-name="P69">0,000001</text:p>
          </table:table-cell>
          <table:table-cell table:style-name="Таблица3.A2" office:value-type="string">
            <text:p text:style-name="P69">0,000007</text:p>
          </table:table-cell>
          <table:table-cell table:style-name="Таблица3.A2" office:value-type="string">
            <text:p text:style-name="P69">-0,000007</text:p>
          </table:table-cell>
          <table:table-cell table:style-name="Таблица3.A2" office:value-type="string">
            <text:p text:style-name="P69">0,000001</text:p>
          </table:table-cell>
          <table:table-cell table:style-name="Таблица3.J2" office:value-type="string">
            <text:p text:style-name="P69">-0,000001</text:p>
          </table:table-cell>
        </table:table-row>
      </table:table>
      <text:p text:style-name="P53"><text:tab/></text:p>
      <text:p text:style-name="P53"/>
      <text:p text:style-name="P55"/>
      <text:p text:style-name="P57"><text:span text:style-name="T5">С</text:span><text:span text:style-name="T3">одержимое </text:span><text:span text:style-name="T19">arr_num:</text:span></text:p>
      <table:table table:name="Таблица1" table:style-name="Таблица1">
        <table:table-column table:style-name="Таблица1.A" table:number-columns-repeated="9"/>
        <table:table-column table:style-name="Таблица1.J"/>
        <table:table-row>
          <table:table-cell table:style-name="Таблица1.A1" office:value-type="string">
            <text:p text:style-name="P73">629,4375</text:p>
          </table:table-cell>
          <table:table-cell table:style-name="Таблица1.A1" office:value-type="string">
            <text:p text:style-name="P73">811,5625</text:p>
          </table:table-cell>
          <table:table-cell table:style-name="Таблица1.A1" office:value-type="string">
            <text:p text:style-name="P73">-746</text:p>
          </table:table-cell>
          <table:table-cell table:style-name="Таблица1.A1" office:value-type="string">
            <text:p text:style-name="P73">826,75</text:p>
          </table:table-cell>
          <table:table-cell table:style-name="Таблица1.A1" office:value-type="string">
            <text:p text:style-name="P73">264,6875</text:p>
          </table:table-cell>
          <table:table-cell table:style-name="Таблица1.A1" office:value-type="string">
            <text:p text:style-name="P73">-804,9375</text:p>
          </table:table-cell>
          <table:table-cell table:style-name="Таблица1.A1" office:value-type="string">
            <text:p text:style-name="P73">-443</text:p>
          </table:table-cell>
          <table:table-cell table:style-name="Таблица1.A1" office:value-type="string">
            <text:p text:style-name="P73">93,75</text:p>
          </table:table-cell>
          <table:table-cell table:style-name="Таблица1.A1" office:value-type="string">
            <text:p text:style-name="P73">915</text:p>
          </table:table-cell>
          <table:table-cell table:style-name="Таблица1.J1" office:value-type="string">
            <text:p text:style-name="P73">929,75</text:p>
          </table:table-cell>
        </table:table-row>
        <table:table-row>
          <table:table-cell table:style-name="Таблица1.A2" office:value-type="string">
            <text:p text:style-name="P73">629,444444</text:p>
          </table:table-cell>
          <table:table-cell table:style-name="Таблица1.A2" office:value-type="string">
            <text:p text:style-name="P73">811,580247</text:p>
          </table:table-cell>
          <table:table-cell table:style-name="Таблица1.A2" office:value-type="string">
            <text:p text:style-name="P73">-746,024691</text:p>
          </table:table-cell>
          <table:table-cell table:style-name="Таблица1.A2" office:value-type="string">
            <text:p text:style-name="P73">826,753086</text:p>
          </table:table-cell>
          <table:table-cell table:style-name="Таблица1.A2" office:value-type="string">
            <text:p text:style-name="P73">264,716049</text:p>
          </table:table-cell>
          <table:table-cell table:style-name="Таблица1.A2" office:value-type="string">
            <text:p text:style-name="P73">-804,925926</text:p>
          </table:table-cell>
          <table:table-cell table:style-name="Таблица1.A2" office:value-type="string">
            <text:p text:style-name="P73">-443</text:p>
          </table:table-cell>
          <table:table-cell table:style-name="Таблица1.A2" office:value-type="string">
            <text:p text:style-name="P73">93,765432</text:p>
          </table:table-cell>
          <table:table-cell table:style-name="Таблица1.A2" office:value-type="string">
            <text:p text:style-name="P73">915,012346</text:p>
          </table:table-cell>
          <table:table-cell table:style-name="Таблица1.J2" office:value-type="string">
            <text:p text:style-name="P73">929,777778</text:p>
          </table:table-cell>
        </table:table-row>
        <table:table-row>
          <table:table-cell table:style-name="Таблица1.A2" office:value-type="string">
            <text:p text:style-name="P73">629,447372</text:p>
          </table:table-cell>
          <table:table-cell table:style-name="Таблица1.A2" office:value-type="string">
            <text:p text:style-name="P73">811,583878</text:p>
          </table:table-cell>
          <table:table-cell table:style-name="Таблица1.A2" office:value-type="string">
            <text:p text:style-name="P73">-746,026367</text:p>
          </table:table-cell>
          <table:table-cell table:style-name="Таблица1.A2" office:value-type="string">
            <text:p text:style-name="P73">826,751709</text:p>
          </table:table-cell>
          <table:table-cell table:style-name="Таблица1.A2" office:value-type="string">
            <text:p text:style-name="P73">264,718491</text:p>
          </table:table-cell>
          <table:table-cell table:style-name="Таблица1.A2" office:value-type="string">
            <text:p text:style-name="P73">-804,919189</text:p>
          </table:table-cell>
          <table:table-cell table:style-name="Таблица1.A2" office:value-type="string">
            <text:p text:style-name="P73">-443,003555</text:p>
          </table:table-cell>
          <table:table-cell table:style-name="Таблица1.A2" office:value-type="string">
            <text:p text:style-name="P73">93,763031</text:p>
          </table:table-cell>
          <table:table-cell table:style-name="Таблица1.A2" office:value-type="string">
            <text:p text:style-name="P73">915,013672</text:p>
          </table:table-cell>
          <table:table-cell table:style-name="Таблица1.J2" office:value-type="string">
            <text:p text:style-name="P74">929,777069</text:p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default-outline-level="1" style:class="text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2cm"/>
        </style:tab-stops>
      </style:paragraph-properties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6pt" style:font-weight-complex="bold"/>
    </style:style>
    <style:style style:name="Heading_20_2" style:display-name="Heading 2" style:family="paragraph" style:default-outline-level="2" style:class="text">
      <style:paragraph-properties fo:margin-top="0.353cm" fo:margin-bottom="0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default-outline-level="3" style:class="text">
      <style:paragraph-properties fo:margin-top="0.247cm" fo:margin-bottom="0cm" loext:contextual-spacing="false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DejaVu Sans" style:font-family-asian="'DejaVu Sans'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Заголовок1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Title" style:family="paragraph" style:parent-style-name="Заголовок1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default-outline-level="" style:class="extra"/>
    <style:style style:name="Table" style:family="paragraph" style:parent-style-name="Title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default-outline-level="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Title" style:default-outline-level="" style:class="extra"/>
    <style:style style:name="Frame_20_contents" style:display-name="Frame contents" style:family="paragraph" style:parent-style-name="Text_20_body" style:default-outline-level="" style:class="extra"/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Заголовок1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caption" style:family="paragraph" style:paren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name-complex="Mangal" style:font-family-complex="Mangal" style:font-family-generic-complex="system" style:font-pitch-complex="variable" style:font-size-complex="8pt" style:font-style-complex="italic"/>
    </style:style>
    <style:style style:name="lab-numbered-list-western" style:family="paragraph" style:parent-style-name="Standard" style:default-outline-level="">
      <style:paragraph-properties fo:margin-top="0.494cm" fo:margin-bottom="0.494cm" loext:contextual-spacing="false" fo:orphans="2" fo:widows="2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Нижний_20_колонтитул_20_Знак" style:display-name="Нижний колонтитул Знак" style:family="text" style:parent-style-name="Default_20_Paragraph_20_Font"/>
    <style:style style:name="mathjax_5f_preview" style:display-name="mathjax_preview" style:family="text" style:parent-style-name="Default_20_Paragraph_20_Font"/>
    <style:style style:name="Заголовок_20_4_20_Знак" style:display-name="Заголовок 4 Знак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2e74b5" style:font-name="Calibri Light" fo:font-family="'Calibri Light'" style:font-family-generic="roman" style:font-pitch="variable" style:font-name-asian="DejaVu Sans" style:font-family-asian="'DejaVu Sans'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fo:background-color="#ffffff"/>
    </style:style>
    <style:style style:name="MP2" style:family="paragraph" style:parent-style-name="Footer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44" style:layout-grid-base-height="0.369cm" style:layout-grid-ruby-height="0.20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369cm" style:layout-grid-ruby-height="0.20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ko</meta:initial-creator>
    <meta:editing-cycles>91</meta:editing-cycles>
    <meta:print-date>2016-04-06T01:00:00</meta:print-date>
    <meta:creation-date>2016-04-05T18:14:00</meta:creation-date>
    <dc:date>2016-05-18T16:44:39.136000000</dc:date>
    <dc:language>ru-RU</dc:language>
    <meta:editing-duration>PT2H26M21S</meta:editing-duration>
    <meta:generator>LibreOffice/5.0.4.2$Windows_X86_64 LibreOffice_project/2b9802c1994aa0b7dc6079e128979269cf95bc78</meta:generator>
    <meta:document-statistic meta:table-count="5" meta:image-count="0" meta:object-count="0" meta:page-count="8" meta:paragraph-count="280" meta:word-count="983" meta:character-count="6985" meta:non-whitespace-character-count="5102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